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66pt"/>
    </style:style>
    <style:style style:name="co3" style:family="table-column">
      <style:table-column-properties fo:break-before="auto" style:column-width="23.9pt"/>
    </style:style>
    <style:style style:name="co4" style:family="table-column">
      <style:table-column-properties fo:break-before="auto" style:column-width="21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99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4.41pt" svg:x="1187.69pt" svg:y="48.78pt">
            <loext:p draw:notify-on-update-of-ranges="Sheet1.B7:Sheet1.B23 Sheet1.C7:Sheet1.C23 Sheet1.B7:Sheet1.B23 Sheet1.H7:Sheet1.H23 Sheet1.B7:Sheet1.B23 Sheet1.L7:Sheet1.L23 Sheet1.B7:Sheet1.B23 Sheet1.M7:Sheet1.M23 Sheet1.B7:Sheet1.B23 Sheet1.N7:Sheet1.N23 Sheet1.B7:Sheet1.B23 Sheet1.O7:Sheet1.O23 Sheet1.B7:Sheet1.B23 Sheet1.P7:Sheet1.P23 Sheet1.B7:Sheet1.B23 Sheet1.Q7:Sheet1.Q23 Sheet1.B7:Sheet1.B23 Sheet1.R7:Sheet1.R23 Sheet1.B7:Sheet1.B23 Sheet1.S7:Sheet1.S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73.84pt" svg:height="504.79pt" svg:x="26.56pt" svg:y="805.63pt">
            <loext:p draw:notify-on-update-of-ranges="Sheet1.C6:Sheet1.C6 Sheet1.B7:Sheet1.B16 Sheet1.C7:Sheet1.C16 Sheet1.H6:Sheet1.H6 Sheet1.B7:Sheet1.B16 Sheet1.H7:Sheet1.H16 Sheet1.L6:Sheet1.L6 Sheet1.B7:Sheet1.B16 Sheet1.L7:Sheet1.L16 Sheet1.M6:Sheet1.M6 Sheet1.B7:Sheet1.B16 Sheet1.M7:Sheet1.M16 Sheet1.N6:Sheet1.N6 Sheet1.B7:Sheet1.B16 Sheet1.N7:Sheet1.N16 Sheet1.O6:Sheet1.O6 Sheet1.B7:Sheet1.B16 Sheet1.O7:Sheet1.O16 Sheet1.P6:Sheet1.P6 Sheet1.B7:Sheet1.B16 Sheet1.P7:Sheet1.P16 Sheet1.Q6:Sheet1.Q6 Sheet1.B7:Sheet1.B16 Sheet1.Q7:Sheet1.Q16 Sheet1.R6:Sheet1.R6 Sheet1.B7:Sheet1.B16 Sheet1.R7:Sheet1.R16 Sheet1.S6:Sheet1.S6 Sheet1.B7:Sheet1.B16 Sheet1.S7:Sheet1.S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30.83pt" svg:height="491.22pt" svg:x="3.91pt" svg:y="312.01pt">
            <loext:p draw:notify-on-update-of-ranges="Sheet1.C17:Sheet1.C23 Sheet1.C6:Sheet1.C6 Sheet1.B17:Sheet1.B23 Sheet1.H17:Sheet1.H23 Sheet1.H6:Sheet1.H6 Sheet1.B17:Sheet1.B23 Sheet1.L17:Sheet1.L23 Sheet1.L6:Sheet1.L6 Sheet1.B17:Sheet1.B23 Sheet1.M17:Sheet1.M23 Sheet1.M6:Sheet1.M6 Sheet1.B17:Sheet1.B23 Sheet1.N17:Sheet1.N23 Sheet1.N6:Sheet1.N6 Sheet1.B17:Sheet1.B23 Sheet1.O17:Sheet1.O23 Sheet1.O6:Sheet1.O6 Sheet1.B17:Sheet1.B23 Sheet1.P17:Sheet1.P23 Sheet1.P6:Sheet1.P6 Sheet1.B17:Sheet1.B23 Sheet1.Q17:Sheet1.Q23 Sheet1.Q6:Sheet1.Q6 Sheet1.B17:Sheet1.B23 Sheet1.R17:Sheet1.R23 Sheet1.R6:Sheet1.R6 Sheet1.B17:Sheet1.B23 Sheet1.S17:Sheet1.S23 Sheet1.S6:Sheet1.S6 Sheet1.B17:Sheet1.B2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illivoltage Calibration 9/3/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ed Jim Gerhardt’s Fluke 714 Thermocouple Calibrator, set to mV output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Station 1</text:p>
          </table:table-cell>
          <table:table-cell table:number-columns-repeated="8"/>
          <table:table-cell office:value-type="string" calcext:value-type="string">
            <text:p>Station 2</text:p>
          </table:table-cell>
          <table:table-cell/>
          <table:table-cell office:value-type="string" calcext:value-type="string">
            <text:p>Station 3</text:p>
          </table:table-cell>
          <table:table-cell/>
          <table:table-cell office:value-type="string" calcext:value-type="string">
            <text:p>Station 4</text:p>
          </table:table-cell>
          <table:table-cell/>
          <table:table-cell office:value-type="string" calcext:value-type="string">
            <text:p>Station 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mV)</text:p>
          </table:table-cell>
          <table:table-cell table:style-name="ce1" office:value-type="string" calcext:value-type="string">
            <text:p>M1 (bits)</text:p>
          </table:table-cell>
          <table:table-cell table:style-name="ce1" table:number-columns-repeated="4"/>
          <table:table-cell table:style-name="ce2" office:value-type="string" calcext:value-type="string">
            <text:p>M2 (bits)</text:p>
          </table:table-cell>
          <table:table-cell table:style-name="ce2" table:number-columns-repeated="3"/>
          <table:table-cell table:style-name="ce1" office:value-type="string" calcext:value-type="string">
            <text:p>M1 (bits)</text:p>
          </table:table-cell>
          <table:table-cell table:style-name="ce2" office:value-type="string" calcext:value-type="string">
            <text:p>M2 (bits)</text:p>
          </table:table-cell>
          <table:table-cell table:style-name="ce1" office:value-type="string" calcext:value-type="string">
            <text:p>M1 (bits)</text:p>
          </table:table-cell>
          <table:table-cell table:style-name="ce2" office:value-type="string" calcext:value-type="string">
            <text:p>M2 (bits)</text:p>
          </table:table-cell>
          <table:table-cell table:style-name="ce1" office:value-type="string" calcext:value-type="string">
            <text:p>M1 (bits)</text:p>
          </table:table-cell>
          <table:table-cell table:style-name="ce2" office:value-type="string" calcext:value-type="string">
            <text:p>M2 (bits)</text:p>
          </table:table-cell>
          <table:table-cell table:style-name="ce1" office:value-type="string" calcext:value-type="string">
            <text:p>M1 (bits)</text:p>
          </table:table-cell>
          <table:table-cell table:style-name="ce2" office:value-type="string" calcext:value-type="string">
            <text:p>M2 (bits)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1m1</text:p>
          </table:table-cell>
          <table:table-cell table:formula="of:=(-0.0000061299)*[.C6]^2+0.00992*[.C6]-0.1486" office:value-type="string" office:string-value="" calcext:value-type="error">
            <text:p>#VALUE!</text:p>
          </table:table-cell>
          <table:table-cell/>
          <table:table-cell table:style-name="ce1" table:number-columns-repeated="2"/>
          <table:table-cell table:style-name="ce2" office:value-type="string" calcext:value-type="string">
            <text:p>1m2</text:p>
          </table:table-cell>
          <table:table-cell table:style-name="ce2" office:value-type="string" calcext:value-type="string">
            <text:p>fits</text:p>
          </table:table-cell>
          <table:table-cell table:style-name="ce2" office:value-type="string" calcext:value-type="string">
            <text:p>residuals</text:p>
          </table:table-cell>
          <table:table-cell table:style-name="ce2"/>
          <table:table-cell table:style-name="ce1" office:value-type="string" calcext:value-type="string">
            <text:p>2m1</text:p>
          </table:table-cell>
          <table:table-cell table:style-name="ce2" office:value-type="string" calcext:value-type="string">
            <text:p>2m2</text:p>
          </table:table-cell>
          <table:table-cell table:style-name="ce1" office:value-type="string" calcext:value-type="string">
            <text:p>3m1</text:p>
          </table:table-cell>
          <table:table-cell table:style-name="ce2" office:value-type="string" calcext:value-type="string">
            <text:p>3m2</text:p>
          </table:table-cell>
          <table:table-cell table:style-name="ce1" office:value-type="string" calcext:value-type="string">
            <text:p>4m1</text:p>
          </table:table-cell>
          <table:table-cell table:style-name="ce2" office:value-type="string" calcext:value-type="string">
            <text:p>4m2</text:p>
          </table:table-cell>
          <table:table-cell table:style-name="ce1" office:value-type="string" calcext:value-type="string">
            <text:p>5m1</text:p>
          </table:table-cell>
          <table:table-cell table:style-name="ce2" office:value-type="string" calcext:value-type="string">
            <text:p>5m2</text:p>
          </table:table-cell>
        </table:table-row>
        <table:table-row table:style-name="ro1">
          <table:table-cell office:value-type="string" calcext:value-type="string">
            <text:p>jumpered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formula="of:=(-0.0000171397)*[.C7]^2+0.011363*[.C7]-0.17933" office:value-type="float" office:value="0.00349321667499999" calcext:value-type="float">
            <text:p>0.0034932167</text:p>
          </table:table-cell>
          <table:table-cell/>
          <table:table-cell table:formula="of:=[.B7]-[.D7]" office:value-type="float" office:value="-0.00349321667499999" calcext:value-type="float">
            <text:p>-0.0034932167</text:p>
          </table:table-cell>
          <table:table-cell/>
          <table:table-cell office:value-type="float" office:value="21.5" calcext:value-type="float">
            <text:p>21.5</text:p>
          </table:table-cell>
          <table:table-cell table:formula="of:=(-0.00001034)*[.C7]^2+0.01028*[.H7]-0.21979" office:value-type="float" office:value="-0.001585065" calcext:value-type="float">
            <text:p>-0.001585065</text:p>
          </table:table-cell>
          <table:table-cell table:formula="of:=[.B7]-[.I7]" office:value-type="float" office:value="0.001585065" calcext:value-type="float">
            <text:p>0.001585065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6.5" calcext:value-type="float">
            <text:p>16.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.5" calcext:value-type="float">
            <text:p>18.5</text:p>
          </table:table-cell>
          <table:table-cell office:value-type="float" office:value="16.5" calcext:value-type="float">
            <text:p>16.5</text:p>
          </table:table-cell>
          <table:table-cell office:value-type="float" office:value="26.5" calcext:value-type="float">
            <text:p>26.5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set to 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formula="of:=(-0.0000171397)*[.C8]^2+0.011363*[.C8]-0.17933" office:value-type="float" office:value="0.014273466875" calcext:value-type="float">
            <text:p>0.0142734669</text:p>
          </table:table-cell>
          <table:table-cell/>
          <table:table-cell table:formula="of:=[.B8]-[.D8]" office:value-type="float" office:value="-0.014273466875" calcext:value-type="float">
            <text:p>-0.014273466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(-0.00001034)*[.C8]^2+0.01028*[.H8]-0.21979" office:value-type="float" office:value="0.013483375" calcext:value-type="float">
            <text:p>0.013483375</text:p>
          </table:table-cell>
          <table:table-cell table:formula="of:=[.B8]-[.I8]" office:value-type="float" office:value="-0.013483375" calcext:value-type="float">
            <text:p>-0.013483375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9.5" calcext:value-type="float">
            <text:p>19.5</text:p>
          </table:table-cell>
          <table:table-cell office:value-type="float" office:value="17.5" calcext:value-type="float">
            <text:p>17.5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21" calcext:value-type="float">
            <text:p>21</text:p>
          </table:table-cell>
          <table:table-cell table:formula="of:=(-0.0000171397)*[.C9]^2+0.011363*[.C9]-0.17933" office:value-type="float" office:value="0.0517343923" calcext:value-type="float">
            <text:p>0.0517343923</text:p>
          </table:table-cell>
          <table:table-cell/>
          <table:table-cell table:formula="of:=[.B9]-[.D9]" office:value-type="float" office:value="-0.00173439229999998" calcext:value-type="float">
            <text:p>-0.0017343923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-0.00001034)*[.C9]^2+0.01028*[.H9]-0.21979" office:value-type="float" office:value="0.05321006" calcext:value-type="float">
            <text:p>0.05321006</text:p>
          </table:table-cell>
          <table:table-cell table:formula="of:=[.B9]-[.I9]" office:value-type="float" office:value="-0.00321006000000003" calcext:value-type="float">
            <text:p>-0.00321006</text:p>
          </table:table-cell>
          <table:table-cell/>
          <table:table-cell office:value-type="float" office:value="22.25" calcext:value-type="float">
            <text:p>22.25</text:p>
          </table:table-cell>
          <table:table-cell office:value-type="float" office:value="20.5" calcext:value-type="float">
            <text:p>20.5</text:p>
          </table:table-cell>
          <table:table-cell office:value-type="float" office:value="26.5" calcext:value-type="float">
            <text:p>26.5</text:p>
          </table:table-cell>
          <table:table-cell office:value-type="float" office:value="23.75" calcext:value-type="float">
            <text:p>23.75</text:p>
          </table:table-cell>
          <table:table-cell office:value-type="float" office:value="23.5" calcext:value-type="float">
            <text:p>23.5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24.75" calcext:value-type="float">
            <text:p>24.75</text:p>
          </table:table-cell>
          <table:table-cell table:formula="of:=(-0.0000171397)*[.C10]^2+0.011363*[.C10]-0.17933" office:value-type="float" office:value="0.09140511251875" calcext:value-type="float">
            <text:p>0.0914051125</text:p>
          </table:table-cell>
          <table:table-cell/>
          <table:table-cell table:formula="of:=[.B10]-[.D10]" office:value-type="float" office:value="0.00859488748124998" calcext:value-type="float">
            <text:p>0.0085948875</text:p>
          </table:table-cell>
          <table:table-cell/>
          <table:table-cell office:value-type="float" office:value="32" calcext:value-type="float">
            <text:p>32</text:p>
          </table:table-cell>
          <table:table-cell table:formula="of:=(-0.00001034)*[.C10]^2+0.01028*[.H10]-0.21979" office:value-type="float" office:value="0.10283610375" calcext:value-type="float">
            <text:p>0.1028361038</text:p>
          </table:table-cell>
          <table:table-cell table:formula="of:=[.B10]-[.I10]" office:value-type="float" office:value="-0.00283610374999999" calcext:value-type="float">
            <text:p>-0.002836103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4.25" calcext:value-type="float">
            <text:p>24.25</text:p>
          </table:table-cell>
          <table:table-cell office:value-type="float" office:value="31.5" calcext:value-type="float">
            <text:p>31.5</text:p>
          </table:table-cell>
          <table:table-cell office:value-type="float" office:value="28.25" calcext:value-type="float">
            <text:p>28.25</text:p>
          </table:table-cell>
          <table:table-cell office:value-type="float" office:value="27.5" calcext:value-type="float">
            <text:p>27.5</text:p>
          </table:table-cell>
          <table:table-cell office:value-type="float" office:value="24.5" calcext:value-type="float">
            <text:p>24.5</text:p>
          </table:table-cell>
          <table:table-cell office:value-type="float" office:value="37.75" calcext:value-type="float">
            <text:p>37.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34" calcext:value-type="float">
            <text:p>34</text:p>
          </table:table-cell>
          <table:table-cell table:formula="of:=(-0.0000171397)*[.C11]^2+0.011363*[.C11]-0.17933" office:value-type="float" office:value="0.1871985068" calcext:value-type="float">
            <text:p>0.1871985068</text:p>
          </table:table-cell>
          <table:table-cell/>
          <table:table-cell table:formula="of:=[.B11]-[.D11]" office:value-type="float" office:value="0.0128014932" calcext:value-type="float">
            <text:p>0.012801493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(-0.00001034)*[.C11]^2+0.01028*[.H11]-0.21979" office:value-type="float" office:value="0.20001696" calcext:value-type="float">
            <text:p>0.20001696</text:p>
          </table:table-cell>
          <table:table-cell table:formula="of:=[.B11]-[.I11]" office:value-type="float" office:value="-0.0000169599999999825" calcext:value-type="float">
            <text:p>-0.00001696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33.25" calcext:value-type="float">
            <text:p>33.25</text:p>
          </table:table-cell>
          <table:table-cell office:value-type="float" office:value="41.75" calcext:value-type="float">
            <text:p>41.75</text:p>
          </table:table-cell>
          <table:table-cell office:value-type="float" office:value="38" calcext:value-type="float">
            <text:p>38</text:p>
          </table:table-cell>
          <table:table-cell office:value-type="float" office:value="37.75" calcext:value-type="float">
            <text:p>37.75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29.75" calcext:value-type="float">
            <text:p>29.75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44.5" calcext:value-type="float">
            <text:p>44.5</text:p>
          </table:table-cell>
          <table:table-cell table:formula="of:=(-0.0000171397)*[.C12]^2+0.011363*[.C12]-0.17933" office:value-type="float" office:value="0.292382609075" calcext:value-type="float">
            <text:p>0.2923826091</text:p>
          </table:table-cell>
          <table:table-cell/>
          <table:table-cell table:formula="of:=[.B12]-[.D12]" office:value-type="float" office:value="0.00761739092500013" calcext:value-type="float">
            <text:p>0.0076173909</text:p>
          </table:table-cell>
          <table:table-cell/>
          <table:table-cell office:value-type="float" office:value="52.75" calcext:value-type="float">
            <text:p>52.75</text:p>
          </table:table-cell>
          <table:table-cell table:formula="of:=(-0.00001034)*[.C12]^2+0.01028*[.H12]-0.21979" office:value-type="float" office:value="0.302004215" calcext:value-type="float">
            <text:p>0.302004215</text:p>
          </table:table-cell>
          <table:table-cell table:formula="of:=[.B12]-[.I12]" office:value-type="float" office:value="-0.00200421499999992" calcext:value-type="float">
            <text:p>-0.002004215</text:p>
          </table:table-cell>
          <table:table-cell/>
          <table:table-cell office:value-type="float" office:value="41.25" calcext:value-type="float">
            <text:p>41.25</text:p>
          </table:table-cell>
          <table:table-cell office:value-type="float" office:value="43.25" calcext:value-type="float">
            <text:p>43.25</text:p>
          </table:table-cell>
          <table:table-cell office:value-type="float" office:value="52.75" calcext:value-type="float">
            <text:p>52.75</text:p>
          </table:table-cell>
          <table:table-cell office:value-type="float" office:value="48.75" calcext:value-type="float">
            <text:p>48.75</text:p>
          </table:table-cell>
          <table:table-cell office:value-type="float" office:value="48" calcext:value-type="float">
            <text:p>48</text:p>
          </table:table-cell>
          <table:table-cell office:value-type="float" office:value="44.25" calcext:value-type="float">
            <text:p>44.25</text:p>
          </table:table-cell>
          <table:table-cell office:value-type="float" office:value="60" calcext:value-type="float">
            <text:p>60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55.5" calcext:value-type="float">
            <text:p>55.5</text:p>
          </table:table-cell>
          <table:table-cell table:formula="of:=(-0.0000171397)*[.C13]^2+0.011363*[.C13]-0.17933" office:value-type="float" office:value="0.398521939075" calcext:value-type="float">
            <text:p>0.3985219391</text:p>
          </table:table-cell>
          <table:table-cell/>
          <table:table-cell table:formula="of:=[.B13]-[.D13]" office:value-type="float" office:value="0.00147806092500002" calcext:value-type="float">
            <text:p>0.0014780609</text:p>
          </table:table-cell>
          <table:table-cell/>
          <table:table-cell office:value-type="float" office:value="64.5" calcext:value-type="float">
            <text:p>64.5</text:p>
          </table:table-cell>
          <table:table-cell table:formula="of:=(-0.00001034)*[.C13]^2+0.01028*[.H13]-0.21979" office:value-type="float" office:value="0.411420215" calcext:value-type="float">
            <text:p>0.411420215</text:p>
          </table:table-cell>
          <table:table-cell table:formula="of:=[.B13]-[.I13]" office:value-type="float" office:value="-0.011420215" calcext:value-type="float">
            <text:p>-0.011420215</text:p>
          </table:table-cell>
          <table:table-cell/>
          <table:table-cell office:value-type="float" office:value="57.25" calcext:value-type="float">
            <text:p>57.25</text:p>
          </table:table-cell>
          <table:table-cell office:value-type="float" office:value="54.25" calcext:value-type="float">
            <text:p>54.25</text:p>
          </table:table-cell>
          <table:table-cell office:value-type="float" office:value="64.5" calcext:value-type="float">
            <text:p>64.5</text:p>
          </table:table-cell>
          <table:table-cell office:value-type="float" office:value="60.25" calcext:value-type="float">
            <text:p>60.25</text:p>
          </table:table-cell>
          <table:table-cell office:value-type="float" office:value="59" calcext:value-type="float">
            <text:p>59</text:p>
          </table:table-cell>
          <table:table-cell office:value-type="float" office:value="55.25" calcext:value-type="float">
            <text:p>55.25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78.75" calcext:value-type="float">
            <text:p>78.75</text:p>
          </table:table-cell>
          <table:table-cell table:formula="of:=(-0.0000171397)*[.C14]^2+0.011363*[.C14]-0.17933" office:value-type="float" office:value="0.60921332921875" calcext:value-type="float">
            <text:p>0.6092133292</text:p>
          </table:table-cell>
          <table:table-cell/>
          <table:table-cell table:formula="of:=[.B14]-[.D14]" office:value-type="float" office:value="-0.00921332921874996" calcext:value-type="float">
            <text:p>-0.0092133292</text:p>
          </table:table-cell>
          <table:table-cell/>
          <table:table-cell office:value-type="float" office:value="87.75" calcext:value-type="float">
            <text:p>87.75</text:p>
          </table:table-cell>
          <table:table-cell table:formula="of:=(-0.00001034)*[.C14]^2+0.01028*[.H14]-0.21979" office:value-type="float" office:value="0.61815584375" calcext:value-type="float">
            <text:p>0.6181558438</text:p>
          </table:table-cell>
          <table:table-cell table:formula="of:=[.B14]-[.I14]" office:value-type="float" office:value="-0.0181558437499999" calcext:value-type="float">
            <text:p>-0.0181558437</text:p>
          </table:table-cell>
          <table:table-cell/>
          <table:table-cell office:value-type="float" office:value="81.25" calcext:value-type="float">
            <text:p>81.25</text:p>
          </table:table-cell>
          <table:table-cell office:value-type="float" office:value="77.5" calcext:value-type="float">
            <text:p>77.5</text:p>
          </table:table-cell>
          <table:table-cell office:value-type="float" office:value="87.75" calcext:value-type="float">
            <text:p>87.75</text:p>
          </table:table-cell>
          <table:table-cell office:value-type="float" office:value="84" calcext:value-type="float">
            <text:p>84</text:p>
          </table:table-cell>
          <table:table-cell office:value-type="float" office:value="82.75" calcext:value-type="float">
            <text:p>82.75</text:p>
          </table:table-cell>
          <table:table-cell office:value-type="float" office:value="78.75" calcext:value-type="float">
            <text:p>78.75</text:p>
          </table:table-cell>
          <table:table-cell office:value-type="float" office:value="96" calcext:value-type="float">
            <text:p>96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103" calcext:value-type="float">
            <text:p>103</text:p>
          </table:table-cell>
          <table:table-cell table:formula="of:=(-0.0000171397)*[.C15]^2+0.011363*[.C15]-0.17933" office:value-type="float" office:value="0.8092239227" calcext:value-type="float">
            <text:p>0.8092239227</text:p>
          </table:table-cell>
          <table:table-cell/>
          <table:table-cell table:formula="of:=[.B15]-[.D15]" office:value-type="float" office:value="-0.00922392269999983" calcext:value-type="float">
            <text:p>-0.0092239227</text:p>
          </table:table-cell>
          <table:table-cell/>
          <table:table-cell office:value-type="float" office:value="112.75" calcext:value-type="float">
            <text:p>112.75</text:p>
          </table:table-cell>
          <table:table-cell table:formula="of:=(-0.00001034)*[.C15]^2+0.01028*[.H15]-0.21979" office:value-type="float" office:value="0.82958294" calcext:value-type="float">
            <text:p>0.82958294</text:p>
          </table:table-cell>
          <table:table-cell table:formula="of:=[.B15]-[.I15]" office:value-type="float" office:value="-0.0295829399999999" calcext:value-type="float">
            <text:p>-0.0295829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112.5" calcext:value-type="float">
            <text:p>112.5</text:p>
          </table:table-cell>
          <table:table-cell office:value-type="float" office:value="108.5" calcext:value-type="float">
            <text:p>108.5</text:p>
          </table:table-cell>
          <table:table-cell office:value-type="float" office:value="107.5" calcext:value-type="float">
            <text:p>107.5</text:p>
          </table:table-cell>
          <table:table-cell office:value-type="float" office:value="103.25" calcext:value-type="float">
            <text:p>103.25</text:p>
          </table:table-cell>
          <table:table-cell office:value-type="float" office:value="120.5" calcext:value-type="float">
            <text:p>120.5</text:p>
          </table:table-cell>
          <table:table-cell office:value-type="float" office:value="97.5" calcext:value-type="float">
            <text:p>97.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7.75" calcext:value-type="float">
            <text:p>127.75</text:p>
          </table:table-cell>
          <table:table-cell table:formula="of:=(-0.0000171397)*[.C16]^2+0.011363*[.C16]-0.17933" office:value-type="float" office:value="0.99257227476875" calcext:value-type="float">
            <text:p>0.9925722748</text:p>
          </table:table-cell>
          <table:table-cell/>
          <table:table-cell table:formula="of:=[.B16]-[.D16]" office:value-type="float" office:value="0.00742772523125024" calcext:value-type="float">
            <text:p>0.0074277252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(-0.00001034)*[.C16]^2+0.01028*[.H16]-0.21979" office:value-type="float" office:value="1.01982055375" calcext:value-type="float">
            <text:p>1.0198205538</text:p>
          </table:table-cell>
          <table:table-cell table:formula="of:=[.B16]-[.I16]" office:value-type="float" office:value="-0.01982055375" calcext:value-type="float">
            <text:p>-0.0198205538</text:p>
          </table:table-cell>
          <table:table-cell/>
          <table:table-cell office:value-type="float" office:value="129.5" calcext:value-type="float">
            <text:p>129.5</text:p>
          </table:table-cell>
          <table:table-cell office:value-type="float" office:value="126.75" calcext:value-type="float">
            <text:p>126.75</text:p>
          </table:table-cell>
          <table:table-cell office:value-type="float" office:value="137" calcext:value-type="float">
            <text:p>137</text:p>
          </table:table-cell>
          <table:table-cell office:value-type="float" office:value="132.75" calcext:value-type="float">
            <text:p>132.75</text:p>
          </table:table-cell>
          <table:table-cell office:value-type="float" office:value="132.25" calcext:value-type="float">
            <text:p>132.25</text:p>
          </table:table-cell>
          <table:table-cell office:value-type="float" office:value="127.75" calcext:value-type="float">
            <text:p>127.75</text:p>
          </table:table-cell>
          <table:table-cell office:value-type="float" office:value="145.5" calcext:value-type="float">
            <text:p>145.5</text:p>
          </table:table-cell>
          <table:table-cell office:value-type="float" office:value="122.25" calcext:value-type="float">
            <text:p>122.2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table:formula="of:=-(0.0000000045337)*[.C17]^2+0.008051*[.C17]-0.048014" office:value-type="float" office:value="2.0207935536487" calcext:value-type="float">
            <text:p>2.0207935536</text:p>
          </table:table-cell>
          <table:table-cell/>
          <table:table-cell table:formula="of:=[.B17]-[.D17]" office:value-type="float" office:value="-0.0207935536486996" calcext:value-type="float">
            <text:p>-0.0207935536</text:p>
          </table:table-cell>
          <table:table-cell/>
          <table:table-cell office:value-type="float" office:value="267" calcext:value-type="float">
            <text:p>267</text:p>
          </table:table-cell>
          <table:table-cell table:formula="of:=-(0.00000000372858)*[.H17]^2+0.008067*[.H17]-0.13588" office:value-type="float" office:value="2.01774319326038" calcext:value-type="float">
            <text:p>2.0177431933</text:p>
          </table:table-cell>
          <table:table-cell table:formula="of:=[.B17]-[.I17]" office:value-type="float" office:value="-0.0177431932603795" calcext:value-type="float">
            <text:p>-0.0177431933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office:value-type="float" office:value="261.5" calcext:value-type="float">
            <text:p>261.5</text:p>
          </table:table-cell>
          <table:table-cell office:value-type="float" office:value="258" calcext:value-type="float">
            <text:p>258</text:p>
          </table:table-cell>
          <table:table-cell office:value-type="float" office:value="256.75" calcext:value-type="float">
            <text:p>256.75</text:p>
          </table:table-cell>
          <table:table-cell office:value-type="float" office:value="253" calcext:value-type="float">
            <text:p>253</text:p>
          </table:table-cell>
          <table:table-cell office:value-type="float" office:value="269.5" calcext:value-type="float">
            <text:p>269.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24.5" calcext:value-type="float">
            <text:p>624.5</text:p>
          </table:table-cell>
          <table:table-cell table:formula="of:=-(0.0000000045337)*[.C18]^2+0.008051*[.C18]-0.048014" office:value-type="float" office:value="4.97806735586657" calcext:value-type="float">
            <text:p>4.9780673559</text:p>
          </table:table-cell>
          <table:table-cell/>
          <table:table-cell table:formula="of:=[.B18]-[.D18]" office:value-type="float" office:value="0.0219326441334262" calcext:value-type="float">
            <text:p>0.0219326441</text:p>
          </table:table-cell>
          <table:table-cell/>
          <table:table-cell office:value-type="float" office:value="634.5" calcext:value-type="float">
            <text:p>634.5</text:p>
          </table:table-cell>
          <table:table-cell table:formula="of:=-(0.00000000372858)*[.H18]^2+0.008067*[.H18]-0.13588" office:value-type="float" office:value="4.98113041004565" calcext:value-type="float">
            <text:p>4.98113041</text:p>
          </table:table-cell>
          <table:table-cell table:formula="of:=[.B18]-[.I18]" office:value-type="float" office:value="0.0188695899543454" calcext:value-type="float">
            <text:p>0.01886959</text:p>
          </table:table-cell>
          <table:table-cell/>
          <table:table-cell office:value-type="float" office:value="626.5" calcext:value-type="float">
            <text:p>626.5</text:p>
          </table:table-cell>
          <table:table-cell office:value-type="float" office:value="625" calcext:value-type="float">
            <text:p>625</text:p>
          </table:table-cell>
          <table:table-cell office:value-type="float" office:value="634" calcext:value-type="float">
            <text:p>634</text:p>
          </table:table-cell>
          <table:table-cell office:value-type="float" office:value="631" calcext:value-type="float">
            <text:p>631</text:p>
          </table:table-cell>
          <table:table-cell office:value-type="float" office:value="629.5" calcext:value-type="float">
            <text:p>629.5</text:p>
          </table:table-cell>
          <table:table-cell office:value-type="float" office:value="626" calcext:value-type="float">
            <text:p>626</text:p>
          </table:table-cell>
          <table:table-cell office:value-type="float" office:value="642.5" calcext:value-type="float">
            <text:p>642.5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47.5" calcext:value-type="float">
            <text:p>1247.5</text:p>
          </table:table-cell>
          <table:table-cell table:formula="of:=-(0.0000000045337)*[.C19]^2+0.008051*[.C19]-0.048014" office:value-type="float" office:value="9.98855290103938" calcext:value-type="float">
            <text:p>9.988552901</text:p>
          </table:table-cell>
          <table:table-cell/>
          <table:table-cell table:formula="of:=[.B19]-[.D19]" office:value-type="float" office:value="0.011447098960625" calcext:value-type="float">
            <text:p>0.011447099</text:p>
          </table:table-cell>
          <table:table-cell/>
          <table:table-cell office:value-type="float" office:value="1256" calcext:value-type="float">
            <text:p>1256</text:p>
          </table:table-cell>
          <table:table-cell table:formula="of:=-(0.00000000372858)*[.H19]^2+0.008067*[.H19]-0.13588" office:value-type="float" office:value="9.99039003082112" calcext:value-type="float">
            <text:p>9.9903900308</text:p>
          </table:table-cell>
          <table:table-cell table:formula="of:=[.B19]-[.I19]" office:value-type="float" office:value="0.00960996917888046" calcext:value-type="float">
            <text:p>0.0096099692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1247.5" calcext:value-type="float">
            <text:p>1247.5</text:p>
          </table:table-cell>
          <table:table-cell office:value-type="float" office:value="1256.5" calcext:value-type="float">
            <text:p>1256.5</text:p>
          </table:table-cell>
          <table:table-cell office:value-type="float" office:value="1253.5" calcext:value-type="float">
            <text:p>1253.5</text:p>
          </table:table-cell>
          <table:table-cell office:value-type="float" office:value="1251.5" calcext:value-type="float">
            <text:p>1251.5</text:p>
          </table:table-cell>
          <table:table-cell office:value-type="float" office:value="1247.75" calcext:value-type="float">
            <text:p>1247.75</text:p>
          </table:table-cell>
          <table:table-cell office:value-type="float" office:value="1265.25" calcext:value-type="float">
            <text:p>1265.25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871.5" calcext:value-type="float">
            <text:p>1871.5</text:p>
          </table:table-cell>
          <table:table-cell table:formula="of:=-(0.0000000045337)*[.C20]^2+0.008051*[.C20]-0.048014" office:value-type="float" office:value="15.0035531602122" calcext:value-type="float">
            <text:p>15.0035531602</text:p>
          </table:table-cell>
          <table:table-cell/>
          <table:table-cell table:formula="of:=[.B20]-[.D20]" office:value-type="float" office:value="-0.00355316021217433" calcext:value-type="float">
            <text:p>-0.0035531602</text:p>
          </table:table-cell>
          <table:table-cell/>
          <table:table-cell office:value-type="float" office:value="1878" calcext:value-type="float">
            <text:p>1878</text:p>
          </table:table-cell>
          <table:table-cell table:formula="of:=-(0.00000000372858)*[.H20]^2+0.008067*[.H20]-0.13588" office:value-type="float" office:value="15.0007957308553" calcext:value-type="float">
            <text:p>15.0007957309</text:p>
          </table:table-cell>
          <table:table-cell table:formula="of:=[.B20]-[.I20]" office:value-type="float" office:value="-0.00079573085527862" calcext:value-type="float">
            <text:p>-0.0007957309</text:p>
          </table:table-cell>
          <table:table-cell/>
          <table:table-cell office:value-type="float" office:value="1874" calcext:value-type="float">
            <text:p>1874</text:p>
          </table:table-cell>
          <table:table-cell office:value-type="float" office:value="1870" calcext:value-type="float">
            <text:p>1870</text:p>
          </table:table-cell>
          <table:table-cell office:value-type="float" office:value="1880.75" calcext:value-type="float">
            <text:p>1880.75</text:p>
          </table:table-cell>
          <table:table-cell office:value-type="float" office:value="1875.75" calcext:value-type="float">
            <text:p>1875.75</text:p>
          </table:table-cell>
          <table:table-cell office:value-type="float" office:value="1876" calcext:value-type="float">
            <text:p>1876</text:p>
          </table:table-cell>
          <table:table-cell office:value-type="float" office:value="1870" calcext:value-type="float">
            <text:p>1870</text:p>
          </table:table-cell>
          <table:table-cell office:value-type="float" office:value="1889.25" calcext:value-type="float">
            <text:p>1889.25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495" calcext:value-type="float">
            <text:p>2495</text:p>
          </table:table-cell>
          <table:table-cell table:formula="of:=-(0.0000000045337)*[.C21]^2+0.008051*[.C21]-0.048014" office:value-type="float" office:value="20.0110086041575" calcext:value-type="float">
            <text:p>20.0110086042</text:p>
          </table:table-cell>
          <table:table-cell/>
          <table:table-cell table:formula="of:=[.B21]-[.D21]" office:value-type="float" office:value="-0.0110086041574995" calcext:value-type="float">
            <text:p>-0.0110086042</text:p>
          </table:table-cell>
          <table:table-cell/>
          <table:table-cell office:value-type="float" office:value="2500.5" calcext:value-type="float">
            <text:p>2500.5</text:p>
          </table:table-cell>
          <table:table-cell table:formula="of:=-(0.00000000372858)*[.H21]^2+0.008067*[.H21]-0.13588" office:value-type="float" office:value="20.0123405526179" calcext:value-type="float">
            <text:p>20.0123405526</text:p>
          </table:table-cell>
          <table:table-cell table:formula="of:=[.B21]-[.I21]" office:value-type="float" office:value="-0.0123405526178537" calcext:value-type="float">
            <text:p>-0.0123405526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2493" calcext:value-type="float">
            <text:p>2493</text:p>
          </table:table-cell>
          <table:table-cell office:value-type="float" office:value="2504" calcext:value-type="float">
            <text:p>2504</text:p>
          </table:table-cell>
          <table:table-cell office:value-type="float" office:value="2499.25" calcext:value-type="float">
            <text:p>2499.25</text:p>
          </table:table-cell>
          <table:table-cell office:value-type="float" office:value="2499" calcext:value-type="float">
            <text:p>2499</text:p>
          </table:table-cell>
          <table:table-cell office:value-type="float" office:value="2493" calcext:value-type="float">
            <text:p>2493</text:p>
          </table:table-cell>
          <table:table-cell office:value-type="float" office:value="2513" calcext:value-type="float">
            <text:p>2513</text:p>
          </table:table-cell>
          <table:table-cell office:value-type="float" office:value="2488.5" calcext:value-type="float">
            <text:p>2488.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117.5" calcext:value-type="float">
            <text:p>3117.5</text:p>
          </table:table-cell>
          <table:table-cell table:formula="of:=-(0.0000000045337)*[.C22]^2+0.008051*[.C22]-0.048014" office:value-type="float" office:value="25.0069163481044" calcext:value-type="float">
            <text:p>25.0069163481</text:p>
          </table:table-cell>
          <table:table-cell/>
          <table:table-cell table:formula="of:=[.B22]-[.D22]" office:value-type="float" office:value="-0.00691634810437591" calcext:value-type="float">
            <text:p>-0.0069163481</text:p>
          </table:table-cell>
          <table:table-cell/>
          <table:table-cell office:value-type="float" office:value="3120.75" calcext:value-type="float">
            <text:p>3120.75</text:p>
          </table:table-cell>
          <table:table-cell table:formula="of:=-(0.00000000372858)*[.H22]^2+0.008067*[.H22]-0.13588" office:value-type="float" office:value="25.0028973089963" calcext:value-type="float">
            <text:p>25.002897309</text:p>
          </table:table-cell>
          <table:table-cell table:formula="of:=[.B22]-[.I22]" office:value-type="float" office:value="-0.00289730899627472" calcext:value-type="float">
            <text:p>-0.002897309</text:p>
          </table:table-cell>
          <table:table-cell/>
          <table:table-cell office:value-type="float" office:value="3119.5" calcext:value-type="float">
            <text:p>3119.5</text:p>
          </table:table-cell>
          <table:table-cell office:value-type="float" office:value="3115" calcext:value-type="float">
            <text:p>3115</text:p>
          </table:table-cell>
          <table:table-cell office:value-type="float" office:value="3126.5" calcext:value-type="float">
            <text:p>3126.5</text:p>
          </table:table-cell>
          <table:table-cell table:number-columns-repeated="2" office:value-type="float" office:value="3120.75" calcext:value-type="float">
            <text:p>3120.75</text:p>
          </table:table-cell>
          <table:table-cell office:value-type="float" office:value="3114" calcext:value-type="float">
            <text:p>3114</text:p>
          </table:table-cell>
          <table:table-cell office:value-type="float" office:value="3136" calcext:value-type="float">
            <text:p>3136</text:p>
          </table:table-cell>
          <table:table-cell office:value-type="float" office:value="3110" calcext:value-type="float">
            <text:p>311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739" calcext:value-type="float">
            <text:p>3739</text:p>
          </table:table-cell>
          <table:table-cell table:formula="of:=-(0.0000000045337)*[.C23]^2+0.008051*[.C23]-0.048014" office:value-type="float" office:value="29.9912933254223" calcext:value-type="float">
            <text:p>29.9912933254</text:p>
          </table:table-cell>
          <table:table-cell/>
          <table:table-cell table:formula="of:=[.B23]-[.D23]" office:value-type="float" office:value="0.00870667457769869" calcext:value-type="float">
            <text:p>0.0087066746</text:p>
          </table:table-cell>
          <table:table-cell/>
          <table:table-cell office:value-type="float" office:value="3741.25" calcext:value-type="float">
            <text:p>3741.25</text:p>
          </table:table-cell>
          <table:table-cell table:formula="of:=-(0.00000000372858)*[.H23]^2+0.008067*[.H23]-0.13588" office:value-type="float" office:value="29.9925949963431" calcext:value-type="float">
            <text:p>29.9925949963</text:p>
          </table:table-cell>
          <table:table-cell table:formula="of:=[.B23]-[.I23]" office:value-type="float" office:value="0.00740500365690977" calcext:value-type="float">
            <text:p>0.0074050037</text:p>
          </table:table-cell>
          <table:table-cell/>
          <table:table-cell office:value-type="float" office:value="3741.5" calcext:value-type="float">
            <text:p>3741.5</text:p>
          </table:table-cell>
          <table:table-cell office:value-type="float" office:value="3737" calcext:value-type="float">
            <text:p>3737</text:p>
          </table:table-cell>
          <table:table-cell office:value-type="float" office:value="3747.75" calcext:value-type="float">
            <text:p>3747.75</text:p>
          </table:table-cell>
          <table:table-cell office:value-type="float" office:value="3742.25" calcext:value-type="float">
            <text:p>3742.25</text:p>
          </table:table-cell>
          <table:table-cell office:value-type="float" office:value="3742.5" calcext:value-type="float">
            <text:p>3742.5</text:p>
          </table:table-cell>
          <table:table-cell office:value-type="float" office:value="3735.5" calcext:value-type="float">
            <text:p>3735.5</text:p>
          </table:table-cell>
          <table:table-cell office:value-type="float" office:value="3757" calcext:value-type="float">
            <text:p>3757</text:p>
          </table:table-cell>
          <table:table-cell office:value-type="float" office:value="3731.5" calcext:value-type="float">
            <text:p>3731.5</text:p>
          </table:table-cell>
        </table:table-row>
        <table:table-row table:style-name="ro1">
          <table:table-cell table:number-columns-repeated="3"/>
          <table:table-cell table:formula="of:=-(0.0000000045337)*[.C24]^2+0.008051*[.C24]-0.048014" office:value-type="float" office:value="-0.048014" calcext:value-type="float">
            <text:p>-0.048014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7" loext:min-decimal-places="7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3T12:28:05.859371677</meta:creation-date>
    <dc:date>2016-09-05T15:40:06.808179234</dc:date>
    <meta:editing-duration>PT1H9M42S</meta:editing-duration>
    <meta:editing-cycles>16</meta:editing-cycles>
    <meta:generator>LibreOffice/5.1.4.2$Linux_ARM_EABI LibreOffice_project/10m0$Build-2</meta:generator>
    <meta:document-statistic meta:table-count="1" meta:cell-count="29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3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8cm" svg:height="8.976cm" xlink:href=".." xlink:type="simple" chart:class="chart:scatter" chart:style-name="ch1">
        <chart:legend chart:legend-position="end" svg:x="13.666cm" svg:y="1.928cm" style:legend-expansion="high" chart:style-name="ch2"/>
        <chart:plot-area chart:style-name="ch3" table:cell-range-address="Sheet1.B7:Sheet1.C23 Sheet1.H7:Sheet1.H23 Sheet1.L7:Sheet1.S23" svg:x="0.319cm" svg:y="0.179cm" svg:width="13.028cm" svg:height="8.618cm">
          <chartooo:coordinate-region svg:x="0.466cm" svg:y="0.38cm" svg:width="12.692cm" svg:height="7.7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7:Sheet1.C23" chart:class="chart:scatter">
            <chart:domain table:cell-range-address="Sheet1.B7:Sheet1.B23"/>
            <chart:data-point chart:repeated="17"/>
          </chart:series>
          <chart:series chart:style-name="ch8" chart:values-cell-range-address="Sheet1.H7:Sheet1.H23" chart:class="chart:scatter">
            <chart:data-point chart:repeated="17"/>
          </chart:series>
          <chart:series chart:style-name="ch9" chart:values-cell-range-address="Sheet1.L7:Sheet1.L23" chart:class="chart:scatter">
            <chart:data-point chart:repeated="17"/>
          </chart:series>
          <chart:series chart:style-name="ch10" chart:values-cell-range-address="Sheet1.M7:Sheet1.M23" chart:class="chart:scatter">
            <chart:data-point chart:repeated="17"/>
          </chart:series>
          <chart:series chart:style-name="ch11" chart:values-cell-range-address="Sheet1.N7:Sheet1.N23" chart:class="chart:scatter">
            <chart:data-point chart:repeated="17"/>
          </chart:series>
          <chart:series chart:style-name="ch12" chart:values-cell-range-address="Sheet1.O7:Sheet1.O23" chart:class="chart:scatter">
            <chart:data-point chart:repeated="17"/>
          </chart:series>
          <chart:series chart:style-name="ch13" chart:values-cell-range-address="Sheet1.P7:Sheet1.P23" chart:class="chart:scatter">
            <chart:data-point chart:repeated="17"/>
          </chart:series>
          <chart:series chart:style-name="ch14" chart:values-cell-range-address="Sheet1.Q7:Sheet1.Q23" chart:class="chart:scatter">
            <chart:data-point chart:repeated="17"/>
          </chart:series>
          <chart:series chart:style-name="ch15" chart:values-cell-range-address="Sheet1.R7:Sheet1.R23" chart:class="chart:scatter">
            <chart:data-point chart:repeated="17"/>
          </chart:series>
          <chart:series chart:style-name="ch16" chart:values-cell-range-address="Sheet1.S7:Sheet1.S23" chart:class="chart:scatter">
            <chart:data-point chart:repeated="1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H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7:Sheet1.B23</svg:desc>
                </draw:g>
              </table:table-cell>
              <table:table-cell office:value-type="float" office:value="16.5">
                <text:p>16.5</text:p>
                <draw:g>
                  <svg:desc>Sheet1.C7:Sheet1.C23</svg:desc>
                </draw:g>
              </table:table-cell>
              <table:table-cell office:value-type="float" office:value="21.5">
                <text:p>21.5</text:p>
                <draw:g>
                  <svg:desc>Sheet1.H7:Sheet1.H23</svg:desc>
                </draw:g>
              </table:table-cell>
              <table:table-cell office:value-type="float" office:value="17.5">
                <text:p>17.5</text:p>
                <draw:g>
                  <svg:desc>Sheet1.L7:Sheet1.L23</svg:desc>
                </draw:g>
              </table:table-cell>
              <table:table-cell office:value-type="float" office:value="16.5">
                <text:p>16.5</text:p>
                <draw:g>
                  <svg:desc>Sheet1.M7:Sheet1.M23</svg:desc>
                </draw:g>
              </table:table-cell>
              <table:table-cell office:value-type="float" office:value="21">
                <text:p>21</text:p>
                <draw:g>
                  <svg:desc>Sheet1.N7:Sheet1.N23</svg:desc>
                </draw:g>
              </table:table-cell>
              <table:table-cell office:value-type="float" office:value="18.5">
                <text:p>18.5</text:p>
                <draw:g>
                  <svg:desc>Sheet1.O7:Sheet1.O23</svg:desc>
                </draw:g>
              </table:table-cell>
              <table:table-cell office:value-type="float" office:value="18.5">
                <text:p>18.5</text:p>
                <draw:g>
                  <svg:desc>Sheet1.P7:Sheet1.P23</svg:desc>
                </draw:g>
              </table:table-cell>
              <table:table-cell office:value-type="float" office:value="16.5">
                <text:p>16.5</text:p>
                <draw:g>
                  <svg:desc>Sheet1.Q7:Sheet1.Q23</svg:desc>
                </draw:g>
              </table:table-cell>
              <table:table-cell office:value-type="float" office:value="26.5">
                <text:p>26.5</text:p>
                <draw:g>
                  <svg:desc>Sheet1.R7:Sheet1.R23</svg:desc>
                </draw:g>
              </table:table-cell>
              <table:table-cell office:value-type="float" office:value="14.5">
                <text:p>14.5</text:p>
                <draw:g>
                  <svg:desc>Sheet1.S7:Sheet1.S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7.5">
                <text:p>17.5</text:p>
              </table:table-cell>
              <table:table-cell office:value-type="float" office:value="23">
                <text:p>23</text:p>
              </table:table-cell>
              <table:table-cell office:value-type="float" office:value="18.5">
                <text:p>18.5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9.5">
                <text:p>19.5</text:p>
              </table:table-cell>
              <table:table-cell office:value-type="float" office:value="17.5">
                <text:p>17.5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  <table:table-cell office:value-type="float" office:value="22.25">
                <text:p>22.25</text:p>
              </table:table-cell>
              <table:table-cell office:value-type="float" office:value="20.5">
                <text:p>20.5</text:p>
              </table:table-cell>
              <table:table-cell office:value-type="float" office:value="26.5">
                <text:p>26.5</text:p>
              </table:table-cell>
              <table:table-cell office:value-type="float" office:value="23.75">
                <text:p>23.75</text:p>
              </table:table-cell>
              <table:table-cell office:value-type="float" office:value="23.5">
                <text:p>23.5</text:p>
              </table:table-cell>
              <table:table-cell office:value-type="float" office:value="21">
                <text:p>21</text:p>
              </table:table-cell>
              <table:table-cell office:value-type="float" office:value="33">
                <text:p>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24.75">
                <text:p>24.75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24.25">
                <text:p>24.25</text:p>
              </table:table-cell>
              <table:table-cell office:value-type="float" office:value="31.5">
                <text:p>31.5</text:p>
              </table:table-cell>
              <table:table-cell office:value-type="float" office:value="28.25">
                <text:p>28.25</text:p>
              </table:table-cell>
              <table:table-cell office:value-type="float" office:value="27.5">
                <text:p>27.5</text:p>
              </table:table-cell>
              <table:table-cell office:value-type="float" office:value="24.5">
                <text:p>24.5</text:p>
              </table:table-cell>
              <table:table-cell office:value-type="float" office:value="37.75">
                <text:p>37.7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34">
                <text:p>34</text:p>
              </table:table-cell>
              <table:table-cell office:value-type="float" office:value="42">
                <text:p>42</text:p>
              </table:table-cell>
              <table:table-cell office:value-type="float" office:value="35.5">
                <text:p>35.5</text:p>
              </table:table-cell>
              <table:table-cell office:value-type="float" office:value="33.25">
                <text:p>33.25</text:p>
              </table:table-cell>
              <table:table-cell office:value-type="float" office:value="41.75">
                <text:p>41.75</text:p>
              </table:table-cell>
              <table:table-cell office:value-type="float" office:value="38">
                <text:p>38</text:p>
              </table:table-cell>
              <table:table-cell office:value-type="float" office:value="37.75">
                <text:p>37.75</text:p>
              </table:table-cell>
              <table:table-cell office:value-type="float" office:value="34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29.75">
                <text:p>29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44.5">
                <text:p>44.5</text:p>
              </table:table-cell>
              <table:table-cell office:value-type="float" office:value="52.75">
                <text:p>52.75</text:p>
              </table:table-cell>
              <table:table-cell office:value-type="float" office:value="41.25">
                <text:p>41.25</text:p>
              </table:table-cell>
              <table:table-cell office:value-type="float" office:value="43.25">
                <text:p>43.25</text:p>
              </table:table-cell>
              <table:table-cell office:value-type="float" office:value="52.75">
                <text:p>52.75</text:p>
              </table:table-cell>
              <table:table-cell office:value-type="float" office:value="48.75">
                <text:p>48.75</text:p>
              </table:table-cell>
              <table:table-cell office:value-type="float" office:value="48">
                <text:p>48</text:p>
              </table:table-cell>
              <table:table-cell office:value-type="float" office:value="44.25">
                <text:p>44.25</text:p>
              </table:table-cell>
              <table:table-cell office:value-type="float" office:value="60">
                <text:p>60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55.5">
                <text:p>55.5</text:p>
              </table:table-cell>
              <table:table-cell office:value-type="float" office:value="64.5">
                <text:p>64.5</text:p>
              </table:table-cell>
              <table:table-cell office:value-type="float" office:value="57.25">
                <text:p>57.25</text:p>
              </table:table-cell>
              <table:table-cell office:value-type="float" office:value="54.25">
                <text:p>54.25</text:p>
              </table:table-cell>
              <table:table-cell office:value-type="float" office:value="64.5">
                <text:p>64.5</text:p>
              </table:table-cell>
              <table:table-cell office:value-type="float" office:value="60.25">
                <text:p>60.25</text:p>
              </table:table-cell>
              <table:table-cell office:value-type="float" office:value="59">
                <text:p>59</text:p>
              </table:table-cell>
              <table:table-cell office:value-type="float" office:value="55.25">
                <text:p>55.25</text:p>
              </table:table-cell>
              <table:table-cell office:value-type="float" office:value="72">
                <text:p>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">
                <text:p>0.6</text:p>
              </table:table-cell>
              <table:table-cell office:value-type="float" office:value="78.75">
                <text:p>78.75</text:p>
              </table:table-cell>
              <table:table-cell office:value-type="float" office:value="87.75">
                <text:p>87.75</text:p>
              </table:table-cell>
              <table:table-cell office:value-type="float" office:value="81.25">
                <text:p>81.25</text:p>
              </table:table-cell>
              <table:table-cell office:value-type="float" office:value="77.5">
                <text:p>77.5</text:p>
              </table:table-cell>
              <table:table-cell office:value-type="float" office:value="87.75">
                <text:p>87.75</text:p>
              </table:table-cell>
              <table:table-cell office:value-type="float" office:value="84">
                <text:p>84</text:p>
              </table:table-cell>
              <table:table-cell office:value-type="float" office:value="82.75">
                <text:p>82.75</text:p>
              </table:table-cell>
              <table:table-cell office:value-type="float" office:value="78.75">
                <text:p>78.75</text:p>
              </table:table-cell>
              <table:table-cell office:value-type="float" office:value="96">
                <text:p>96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03">
                <text:p>103</text:p>
              </table:table-cell>
              <table:table-cell office:value-type="float" office:value="112.75">
                <text:p>112.75</text:p>
              </table:table-cell>
              <table:table-cell office:value-type="float" office:value="105">
                <text:p>105</text:p>
              </table:table-cell>
              <table:table-cell office:value-type="float" office:value="102">
                <text:p>102</text:p>
              </table:table-cell>
              <table:table-cell office:value-type="float" office:value="112.5">
                <text:p>112.5</text:p>
              </table:table-cell>
              <table:table-cell office:value-type="float" office:value="108.5">
                <text:p>108.5</text:p>
              </table:table-cell>
              <table:table-cell office:value-type="float" office:value="107.5">
                <text:p>107.5</text:p>
              </table:table-cell>
              <table:table-cell office:value-type="float" office:value="103.25">
                <text:p>103.25</text:p>
              </table:table-cell>
              <table:table-cell office:value-type="float" office:value="120.5">
                <text:p>120.5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27.75">
                <text:p>127.75</text:p>
              </table:table-cell>
              <table:table-cell office:value-type="float" office:value="137">
                <text:p>137</text:p>
              </table:table-cell>
              <table:table-cell office:value-type="float" office:value="129.5">
                <text:p>129.5</text:p>
              </table:table-cell>
              <table:table-cell office:value-type="float" office:value="126.75">
                <text:p>126.75</text:p>
              </table:table-cell>
              <table:table-cell office:value-type="float" office:value="137">
                <text:p>137</text:p>
              </table:table-cell>
              <table:table-cell office:value-type="float" office:value="132.75">
                <text:p>132.75</text:p>
              </table:table-cell>
              <table:table-cell office:value-type="float" office:value="132.25">
                <text:p>132.25</text:p>
              </table:table-cell>
              <table:table-cell office:value-type="float" office:value="127.75">
                <text:p>127.75</text:p>
              </table:table-cell>
              <table:table-cell office:value-type="float" office:value="145.5">
                <text:p>145.5</text:p>
              </table:table-cell>
              <table:table-cell office:value-type="float" office:value="122.25">
                <text:p>122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57">
                <text:p>257</text:p>
              </table:table-cell>
              <table:table-cell office:value-type="float" office:value="267">
                <text:p>267</text:p>
              </table:table-cell>
              <table:table-cell office:value-type="float" office:value="254">
                <text:p>254</text:p>
              </table:table-cell>
              <table:table-cell office:value-type="float" office:value="252">
                <text:p>252</text:p>
              </table:table-cell>
              <table:table-cell office:value-type="float" office:value="261.5">
                <text:p>261.5</text:p>
              </table:table-cell>
              <table:table-cell office:value-type="float" office:value="258">
                <text:p>258</text:p>
              </table:table-cell>
              <table:table-cell office:value-type="float" office:value="256.75">
                <text:p>256.75</text:p>
              </table:table-cell>
              <table:table-cell office:value-type="float" office:value="253">
                <text:p>253</text:p>
              </table:table-cell>
              <table:table-cell office:value-type="float" office:value="269.5">
                <text:p>269.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624.5">
                <text:p>624.5</text:p>
              </table:table-cell>
              <table:table-cell office:value-type="float" office:value="634.5">
                <text:p>634.5</text:p>
              </table:table-cell>
              <table:table-cell office:value-type="float" office:value="626.5">
                <text:p>626.5</text:p>
              </table:table-cell>
              <table:table-cell office:value-type="float" office:value="625">
                <text:p>625</text:p>
              </table:table-cell>
              <table:table-cell office:value-type="float" office:value="634">
                <text:p>634</text:p>
              </table:table-cell>
              <table:table-cell office:value-type="float" office:value="631">
                <text:p>631</text:p>
              </table:table-cell>
              <table:table-cell office:value-type="float" office:value="629.5">
                <text:p>629.5</text:p>
              </table:table-cell>
              <table:table-cell office:value-type="float" office:value="626">
                <text:p>626</text:p>
              </table:table-cell>
              <table:table-cell office:value-type="float" office:value="642.5">
                <text:p>642.5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247.5">
                <text:p>1247.5</text:p>
              </table:table-cell>
              <table:table-cell office:value-type="float" office:value="1256">
                <text:p>1256</text:p>
              </table:table-cell>
              <table:table-cell office:value-type="float" office:value="1250">
                <text:p>1250</text:p>
              </table:table-cell>
              <table:table-cell office:value-type="float" office:value="1247.5">
                <text:p>1247.5</text:p>
              </table:table-cell>
              <table:table-cell office:value-type="float" office:value="1256.5">
                <text:p>1256.5</text:p>
              </table:table-cell>
              <table:table-cell office:value-type="float" office:value="1253.5">
                <text:p>1253.5</text:p>
              </table:table-cell>
              <table:table-cell office:value-type="float" office:value="1251.5">
                <text:p>1251.5</text:p>
              </table:table-cell>
              <table:table-cell office:value-type="float" office:value="1247.75">
                <text:p>1247.75</text:p>
              </table:table-cell>
              <table:table-cell office:value-type="float" office:value="1265.25">
                <text:p>1265.25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871.5">
                <text:p>1871.5</text:p>
              </table:table-cell>
              <table:table-cell office:value-type="float" office:value="1878">
                <text:p>1878</text:p>
              </table:table-cell>
              <table:table-cell office:value-type="float" office:value="1874">
                <text:p>1874</text:p>
              </table:table-cell>
              <table:table-cell office:value-type="float" office:value="1870">
                <text:p>1870</text:p>
              </table:table-cell>
              <table:table-cell office:value-type="float" office:value="1880.75">
                <text:p>1880.75</text:p>
              </table:table-cell>
              <table:table-cell office:value-type="float" office:value="1875.75">
                <text:p>1875.75</text:p>
              </table:table-cell>
              <table:table-cell office:value-type="float" office:value="1876">
                <text:p>1876</text:p>
              </table:table-cell>
              <table:table-cell office:value-type="float" office:value="1870">
                <text:p>1870</text:p>
              </table:table-cell>
              <table:table-cell office:value-type="float" office:value="1889.25">
                <text:p>1889.25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495">
                <text:p>2495</text:p>
              </table:table-cell>
              <table:table-cell office:value-type="float" office:value="2500.5">
                <text:p>2500.5</text:p>
              </table:table-cell>
              <table:table-cell office:value-type="float" office:value="2497">
                <text:p>2497</text:p>
              </table:table-cell>
              <table:table-cell office:value-type="float" office:value="2493">
                <text:p>2493</text:p>
              </table:table-cell>
              <table:table-cell office:value-type="float" office:value="2504">
                <text:p>2504</text:p>
              </table:table-cell>
              <table:table-cell office:value-type="float" office:value="2499.25">
                <text:p>2499.25</text:p>
              </table:table-cell>
              <table:table-cell office:value-type="float" office:value="2499">
                <text:p>2499</text:p>
              </table:table-cell>
              <table:table-cell office:value-type="float" office:value="2493">
                <text:p>2493</text:p>
              </table:table-cell>
              <table:table-cell office:value-type="float" office:value="2513">
                <text:p>2513</text:p>
              </table:table-cell>
              <table:table-cell office:value-type="float" office:value="2488.5">
                <text:p>2488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3117.5">
                <text:p>3117.5</text:p>
              </table:table-cell>
              <table:table-cell office:value-type="float" office:value="3120.75">
                <text:p>3120.75</text:p>
              </table:table-cell>
              <table:table-cell office:value-type="float" office:value="3119.5">
                <text:p>3119.5</text:p>
              </table:table-cell>
              <table:table-cell office:value-type="float" office:value="3115">
                <text:p>3115</text:p>
              </table:table-cell>
              <table:table-cell office:value-type="float" office:value="3126.5">
                <text:p>3126.5</text:p>
              </table:table-cell>
              <table:table-cell office:value-type="float" office:value="3120.75">
                <text:p>3120.75</text:p>
              </table:table-cell>
              <table:table-cell office:value-type="float" office:value="3120.75">
                <text:p>3120.75</text:p>
              </table:table-cell>
              <table:table-cell office:value-type="float" office:value="3114">
                <text:p>3114</text:p>
              </table:table-cell>
              <table:table-cell office:value-type="float" office:value="3136">
                <text:p>313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3739">
                <text:p>3739</text:p>
              </table:table-cell>
              <table:table-cell office:value-type="float" office:value="3741.25">
                <text:p>3741.25</text:p>
              </table:table-cell>
              <table:table-cell office:value-type="float" office:value="3741.5">
                <text:p>3741.5</text:p>
              </table:table-cell>
              <table:table-cell office:value-type="float" office:value="3737">
                <text:p>3737</text:p>
              </table:table-cell>
              <table:table-cell office:value-type="float" office:value="3747.75">
                <text:p>3747.75</text:p>
              </table:table-cell>
              <table:table-cell office:value-type="float" office:value="3742.25">
                <text:p>3742.25</text:p>
              </table:table-cell>
              <table:table-cell office:value-type="float" office:value="3742.5">
                <text:p>3742.5</text:p>
              </table:table-cell>
              <table:table-cell office:value-type="float" office:value="3735.5">
                <text:p>3735.5</text:p>
              </table:table-cell>
              <table:table-cell office:value-type="float" office:value="3757">
                <text:p>3757</text:p>
              </table:table-cell>
              <table:table-cell office:value-type="float" office:value="3731.5">
                <text:p>373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ARM_EABI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40" chart:max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7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83caff"/>
    </style:style>
    <style:style style:name="ch19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2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314004"/>
    </style:style>
    <style:style style:name="ch21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2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aecf00"/>
    </style:style>
    <style:style style:name="ch23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2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4b1f6f"/>
    </style:style>
    <style:style style:name="ch25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2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950e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30.828cm" svg:height="17.809cm" xlink:href=".." xlink:type="simple" chart:class="chart:scatter" chart:style-name="ch1">
        <chart:legend svg:x="24.534cm" svg:y="6.066cm" style:legend-expansion="custom" chartooo:width="6.293cm" chartooo:height="11.742cm" style:legend-expansion-aspect-ratio="0.535939362970533" chart:style-name="ch2"/>
        <chart:plot-area chart:style-name="ch3" table:cell-range-address="Sheet1.C6:Sheet1.C16 Sheet1.B7:Sheet1.B16 Sheet1.H6:Sheet1.H6 Sheet1.L6:Sheet1.S6" chart:data-source-has-labels="row" svg:x="0.304cm" svg:y="1.053cm" svg:width="23.684cm" svg:height="16.474cm">
          <chartooo:coordinate-region svg:x="1.223cm" svg:y="1.255cm" svg:width="22.577cm" svg:height="15.6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7:Sheet1.B16" chart:label-cell-address="Sheet1.C6:Sheet1.C6" chart:class="chart:scatter">
            <chart:domain table:cell-range-address="Sheet1.C7:Sheet1.C16"/>
            <chart:regression-curve chart:style-name="ch8">
              <chart:equation chart:display-equation="true" chart:display-r-square="false" svg:x="0.549cm" svg:y="0.014cm"/>
            </chart:regression-curve>
            <chart:regression-curve chart:style-name="ch8"/>
            <chart:data-point chart:repeated="10"/>
          </chart:series>
          <chart:series chart:style-name="ch9" chart:values-cell-range-address="Sheet1.B7:Sheet1.B16" chart:label-cell-address="Sheet1.H6:Sheet1.H6" chart:class="chart:scatter">
            <chart:domain table:cell-range-address="Sheet1.H7:Sheet1.H16"/>
            <chart:regression-curve chart:style-name="ch10">
              <chart:equation chart:display-equation="true" chart:display-r-square="false" svg:x="13.709cm" svg:y="0cm"/>
            </chart:regression-curve>
            <chart:data-point chart:repeated="10"/>
          </chart:series>
          <chart:series chart:style-name="ch11" chart:values-cell-range-address="Sheet1.B7:Sheet1.B16" chart:label-cell-address="Sheet1.L6:Sheet1.L6" chart:class="chart:scatter">
            <chart:domain table:cell-range-address="Sheet1.L7:Sheet1.L16"/>
            <chart:regression-curve chart:style-name="ch12">
              <chart:equation chart:display-equation="true" chart:display-r-square="false" svg:x="0.572cm" svg:y="1.053cm"/>
            </chart:regression-curve>
            <chart:data-point chart:repeated="10"/>
          </chart:series>
          <chart:series chart:style-name="ch13" chart:values-cell-range-address="Sheet1.B7:Sheet1.B16" chart:label-cell-address="Sheet1.M6:Sheet1.M6" chart:class="chart:scatter">
            <chart:domain table:cell-range-address="Sheet1.M7:Sheet1.M16"/>
            <chart:regression-curve chart:style-name="ch14">
              <chart:equation chart:display-equation="true" chart:display-r-square="false" svg:x="13.628cm" svg:y="0.828cm"/>
            </chart:regression-curve>
            <chart:data-point chart:repeated="10"/>
          </chart:series>
          <chart:series chart:style-name="ch15" chart:values-cell-range-address="Sheet1.B7:Sheet1.B16" chart:label-cell-address="Sheet1.N6:Sheet1.N6" chart:class="chart:scatter">
            <chart:domain table:cell-range-address="Sheet1.N7:Sheet1.N16"/>
            <chart:regression-curve chart:style-name="ch16">
              <chart:equation chart:display-equation="true" chart:display-r-square="false" svg:x="0.737cm" svg:y="1.874cm"/>
            </chart:regression-curve>
            <chart:data-point chart:repeated="10"/>
          </chart:series>
          <chart:series chart:style-name="ch17" chart:values-cell-range-address="Sheet1.B7:Sheet1.B16" chart:label-cell-address="Sheet1.O6:Sheet1.O6" chart:class="chart:scatter">
            <chart:domain table:cell-range-address="Sheet1.O7:Sheet1.O16"/>
            <chart:regression-curve chart:style-name="ch18">
              <chart:equation chart:display-equation="true" chart:display-r-square="false" svg:x="13.924cm" svg:y="1.615cm"/>
            </chart:regression-curve>
            <chart:regression-curve chart:style-name="ch18"/>
            <chart:data-point chart:repeated="10"/>
          </chart:series>
          <chart:series chart:style-name="ch19" chart:values-cell-range-address="Sheet1.B7:Sheet1.B16" chart:label-cell-address="Sheet1.P6:Sheet1.P6" chart:class="chart:scatter">
            <chart:domain table:cell-range-address="Sheet1.P7:Sheet1.P16"/>
            <chart:regression-curve chart:style-name="ch20">
              <chart:equation chart:display-equation="true" chart:display-r-square="false" svg:x="0.731cm" svg:y="2.989cm"/>
            </chart:regression-curve>
            <chart:data-point chart:repeated="10"/>
          </chart:series>
          <chart:series chart:style-name="ch21" chart:values-cell-range-address="Sheet1.B7:Sheet1.B16" chart:label-cell-address="Sheet1.Q6:Sheet1.Q6" chart:class="chart:scatter">
            <chart:domain table:cell-range-address="Sheet1.Q7:Sheet1.Q16"/>
            <chart:regression-curve chart:style-name="ch22">
              <chart:equation chart:display-equation="true" chart:display-r-square="false" svg:x="13.821cm" svg:y="2.528cm"/>
            </chart:regression-curve>
            <chart:data-point chart:repeated="10"/>
          </chart:series>
          <chart:series chart:style-name="ch23" chart:values-cell-range-address="Sheet1.B7:Sheet1.B16" chart:label-cell-address="Sheet1.R6:Sheet1.R6" chart:class="chart:scatter">
            <chart:domain table:cell-range-address="Sheet1.R7:Sheet1.R16"/>
            <chart:regression-curve chart:style-name="ch24">
              <chart:equation chart:display-equation="true" chart:display-r-square="false" svg:x="0.628cm" svg:y="3.852cm"/>
            </chart:regression-curve>
            <chart:data-point chart:repeated="10"/>
          </chart:series>
          <chart:series chart:style-name="ch25" chart:values-cell-range-address="Sheet1.B7:Sheet1.B16" chart:label-cell-address="Sheet1.S6:Sheet1.S6" chart:class="chart:scatter">
            <chart:domain table:cell-range-address="Sheet1.S7:Sheet1.S16"/>
            <chart:regression-curve chart:style-name="ch26">
              <chart:equation chart:display-equation="true" chart:display-r-square="false" svg:x="13.834cm" svg:y="3.39cm"/>
            </chart:regression-curve>
            <chart:data-point chart:repeated="10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1m1</text:p>
                <draw:g>
                  <svg:desc>Sheet1.C6:Sheet1.C6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1m2</text:p>
                <draw:g>
                  <svg:desc>Sheet1.H6:Sheet1.H6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2m1</text:p>
                <draw:g>
                  <svg:desc>Sheet1.L6:Sheet1.L6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2m2</text:p>
                <draw:g>
                  <svg:desc>Sheet1.M6:Sheet1.M6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3m1</text:p>
                <draw:g>
                  <svg:desc>Sheet1.N6:Sheet1.N6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3m2</text:p>
                <draw:g>
                  <svg:desc>Sheet1.O6:Sheet1.O6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4m1</text:p>
                <draw:g>
                  <svg:desc>Sheet1.P6:Sheet1.P6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4m2</text:p>
                <draw:g>
                  <svg:desc>Sheet1.Q6:Sheet1.Q6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5m1</text:p>
                <draw:g>
                  <svg:desc>Sheet1.R6:Sheet1.R6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5m2</text:p>
                <draw:g>
                  <svg:desc>Sheet1.S6:Sheet1.S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5">
                <text:p>16.5</text:p>
                <draw:g>
                  <svg:desc>Sheet1.C7:Sheet1.C16</svg:desc>
                </draw:g>
              </table:table-cell>
              <table:table-cell office:value-type="float" office:value="0">
                <text:p>0</text:p>
                <draw:g>
                  <svg:desc>Sheet1.B7:Sheet1.B16</svg:desc>
                </draw:g>
              </table:table-cell>
              <table:table-cell office:value-type="float" office:value="21.5">
                <text:p>21.5</text:p>
                <draw:g>
                  <svg:desc>Sheet1.H7:Sheet1.H16</svg:desc>
                </draw:g>
              </table:table-cell>
              <table:table-cell office:value-type="float" office:value="0">
                <text:p>0</text:p>
                <draw:g>
                  <svg:desc>Sheet1.B7:Sheet1.B16</svg:desc>
                </draw:g>
              </table:table-cell>
              <table:table-cell office:value-type="float" office:value="17.5">
                <text:p>17.5</text:p>
                <draw:g>
                  <svg:desc>Sheet1.L7:Sheet1.L16</svg:desc>
                </draw:g>
              </table:table-cell>
              <table:table-cell office:value-type="float" office:value="0">
                <text:p>0</text:p>
                <draw:g>
                  <svg:desc>Sheet1.B7:Sheet1.B16</svg:desc>
                </draw:g>
              </table:table-cell>
              <table:table-cell office:value-type="float" office:value="16.5">
                <text:p>16.5</text:p>
                <draw:g>
                  <svg:desc>Sheet1.M7:Sheet1.M16</svg:desc>
                </draw:g>
              </table:table-cell>
              <table:table-cell office:value-type="float" office:value="0">
                <text:p>0</text:p>
                <draw:g>
                  <svg:desc>Sheet1.B7:Sheet1.B16</svg:desc>
                </draw:g>
              </table:table-cell>
              <table:table-cell office:value-type="float" office:value="21">
                <text:p>21</text:p>
                <draw:g>
                  <svg:desc>Sheet1.N7:Sheet1.N16</svg:desc>
                </draw:g>
              </table:table-cell>
              <table:table-cell office:value-type="float" office:value="0">
                <text:p>0</text:p>
                <draw:g>
                  <svg:desc>Sheet1.B7:Sheet1.B16</svg:desc>
                </draw:g>
              </table:table-cell>
              <table:table-cell office:value-type="float" office:value="18.5">
                <text:p>18.5</text:p>
                <draw:g>
                  <svg:desc>Sheet1.O7:Sheet1.O16</svg:desc>
                </draw:g>
              </table:table-cell>
              <table:table-cell office:value-type="float" office:value="0">
                <text:p>0</text:p>
                <draw:g>
                  <svg:desc>Sheet1.B7:Sheet1.B16</svg:desc>
                </draw:g>
              </table:table-cell>
              <table:table-cell office:value-type="float" office:value="18.5">
                <text:p>18.5</text:p>
                <draw:g>
                  <svg:desc>Sheet1.P7:Sheet1.P16</svg:desc>
                </draw:g>
              </table:table-cell>
              <table:table-cell office:value-type="float" office:value="0">
                <text:p>0</text:p>
                <draw:g>
                  <svg:desc>Sheet1.B7:Sheet1.B16</svg:desc>
                </draw:g>
              </table:table-cell>
              <table:table-cell office:value-type="float" office:value="16.5">
                <text:p>16.5</text:p>
                <draw:g>
                  <svg:desc>Sheet1.Q7:Sheet1.Q16</svg:desc>
                </draw:g>
              </table:table-cell>
              <table:table-cell office:value-type="float" office:value="0">
                <text:p>0</text:p>
                <draw:g>
                  <svg:desc>Sheet1.B7:Sheet1.B16</svg:desc>
                </draw:g>
              </table:table-cell>
              <table:table-cell office:value-type="float" office:value="26.5">
                <text:p>26.5</text:p>
                <draw:g>
                  <svg:desc>Sheet1.R7:Sheet1.R16</svg:desc>
                </draw:g>
              </table:table-cell>
              <table:table-cell office:value-type="float" office:value="0">
                <text:p>0</text:p>
                <draw:g>
                  <svg:desc>Sheet1.B7:Sheet1.B16</svg:desc>
                </draw:g>
              </table:table-cell>
              <table:table-cell office:value-type="float" office:value="14.5">
                <text:p>14.5</text:p>
                <draw:g>
                  <svg:desc>Sheet1.S7:Sheet1.S16</svg:desc>
                </draw:g>
              </table:table-cell>
              <table:table-cell office:value-type="float" office:value="0">
                <text:p>0</text:p>
                <draw:g>
                  <svg:desc>Sheet1.B7:Sheet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8.5">
                <text:p>18.5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9.5">
                <text:p>19.5</text:p>
              </table:table-cell>
              <table:table-cell office:value-type="float" office:value="0">
                <text:p>0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0.05">
                <text:p>0.05</text:p>
              </table:table-cell>
              <table:table-cell office:value-type="float" office:value="27">
                <text:p>27</text:p>
              </table:table-cell>
              <table:table-cell office:value-type="float" office:value="0.05">
                <text:p>0.05</text:p>
              </table:table-cell>
              <table:table-cell office:value-type="float" office:value="22.25">
                <text:p>22.25</text:p>
              </table:table-cell>
              <table:table-cell office:value-type="float" office:value="0.05">
                <text:p>0.05</text:p>
              </table:table-cell>
              <table:table-cell office:value-type="float" office:value="20.5">
                <text:p>20.5</text:p>
              </table:table-cell>
              <table:table-cell office:value-type="float" office:value="0.05">
                <text:p>0.05</text:p>
              </table:table-cell>
              <table:table-cell office:value-type="float" office:value="26.5">
                <text:p>26.5</text:p>
              </table:table-cell>
              <table:table-cell office:value-type="float" office:value="0.05">
                <text:p>0.05</text:p>
              </table:table-cell>
              <table:table-cell office:value-type="float" office:value="23.75">
                <text:p>23.75</text:p>
              </table:table-cell>
              <table:table-cell office:value-type="float" office:value="0.05">
                <text:p>0.05</text:p>
              </table:table-cell>
              <table:table-cell office:value-type="float" office:value="23.5">
                <text:p>23.5</text:p>
              </table:table-cell>
              <table:table-cell office:value-type="float" office:value="0.05">
                <text:p>0.05</text:p>
              </table:table-cell>
              <table:table-cell office:value-type="float" office:value="21">
                <text:p>21</text:p>
              </table:table-cell>
              <table:table-cell office:value-type="float" office:value="0.05">
                <text:p>0.05</text:p>
              </table:table-cell>
              <table:table-cell office:value-type="float" office:value="33">
                <text:p>33</text:p>
              </table:table-cell>
              <table:table-cell office:value-type="float" office:value="0.05">
                <text:p>0.05</text:p>
              </table:table-cell>
              <table:table-cell office:value-type="float" office:value="18">
                <text:p>1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75">
                <text:p>24.75</text:p>
              </table:table-cell>
              <table:table-cell office:value-type="float" office:value="0.1">
                <text:p>0.1</text:p>
              </table:table-cell>
              <table:table-cell office:value-type="float" office:value="32">
                <text:p>32</text:p>
              </table:table-cell>
              <table:table-cell office:value-type="float" office:value="0.1">
                <text:p>0.1</text:p>
              </table:table-cell>
              <table:table-cell office:value-type="float" office:value="26">
                <text:p>26</text:p>
              </table:table-cell>
              <table:table-cell office:value-type="float" office:value="0.1">
                <text:p>0.1</text:p>
              </table:table-cell>
              <table:table-cell office:value-type="float" office:value="24.25">
                <text:p>24.25</text:p>
              </table:table-cell>
              <table:table-cell office:value-type="float" office:value="0.1">
                <text:p>0.1</text:p>
              </table:table-cell>
              <table:table-cell office:value-type="float" office:value="31.5">
                <text:p>31.5</text:p>
              </table:table-cell>
              <table:table-cell office:value-type="float" office:value="0.1">
                <text:p>0.1</text:p>
              </table:table-cell>
              <table:table-cell office:value-type="float" office:value="28.25">
                <text:p>28.25</text:p>
              </table:table-cell>
              <table:table-cell office:value-type="float" office:value="0.1">
                <text:p>0.1</text:p>
              </table:table-cell>
              <table:table-cell office:value-type="float" office:value="27.5">
                <text:p>27.5</text:p>
              </table:table-cell>
              <table:table-cell office:value-type="float" office:value="0.1">
                <text:p>0.1</text:p>
              </table:table-cell>
              <table:table-cell office:value-type="float" office:value="24.5">
                <text:p>24.5</text:p>
              </table:table-cell>
              <table:table-cell office:value-type="float" office:value="0.1">
                <text:p>0.1</text:p>
              </table:table-cell>
              <table:table-cell office:value-type="float" office:value="37.75">
                <text:p>37.75</text:p>
              </table:table-cell>
              <table:table-cell office:value-type="float" office:value="0.1">
                <text:p>0.1</text:p>
              </table:table-cell>
              <table:table-cell office:value-type="float" office:value="21">
                <text:p>2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0.2">
                <text:p>0.2</text:p>
              </table:table-cell>
              <table:table-cell office:value-type="float" office:value="42">
                <text:p>42</text:p>
              </table:table-cell>
              <table:table-cell office:value-type="float" office:value="0.2">
                <text:p>0.2</text:p>
              </table:table-cell>
              <table:table-cell office:value-type="float" office:value="35.5">
                <text:p>35.5</text:p>
              </table:table-cell>
              <table:table-cell office:value-type="float" office:value="0.2">
                <text:p>0.2</text:p>
              </table:table-cell>
              <table:table-cell office:value-type="float" office:value="33.25">
                <text:p>33.25</text:p>
              </table:table-cell>
              <table:table-cell office:value-type="float" office:value="0.2">
                <text:p>0.2</text:p>
              </table:table-cell>
              <table:table-cell office:value-type="float" office:value="41.75">
                <text:p>41.75</text:p>
              </table:table-cell>
              <table:table-cell office:value-type="float" office:value="0.2">
                <text:p>0.2</text:p>
              </table:table-cell>
              <table:table-cell office:value-type="float" office:value="38">
                <text:p>38</text:p>
              </table:table-cell>
              <table:table-cell office:value-type="float" office:value="0.2">
                <text:p>0.2</text:p>
              </table:table-cell>
              <table:table-cell office:value-type="float" office:value="37.75">
                <text:p>37.75</text:p>
              </table:table-cell>
              <table:table-cell office:value-type="float" office:value="0.2">
                <text:p>0.2</text:p>
              </table:table-cell>
              <table:table-cell office:value-type="float" office:value="34">
                <text:p>34</text:p>
              </table:table-cell>
              <table:table-cell office:value-type="float" office:value="0.2">
                <text:p>0.2</text:p>
              </table:table-cell>
              <table:table-cell office:value-type="float" office:value="49">
                <text:p>49</text:p>
              </table:table-cell>
              <table:table-cell office:value-type="float" office:value="0.2">
                <text:p>0.2</text:p>
              </table:table-cell>
              <table:table-cell office:value-type="float" office:value="29.75">
                <text:p>29.7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.5">
                <text:p>44.5</text:p>
              </table:table-cell>
              <table:table-cell office:value-type="float" office:value="0.3">
                <text:p>0.3</text:p>
              </table:table-cell>
              <table:table-cell office:value-type="float" office:value="52.75">
                <text:p>52.75</text:p>
              </table:table-cell>
              <table:table-cell office:value-type="float" office:value="0.3">
                <text:p>0.3</text:p>
              </table:table-cell>
              <table:table-cell office:value-type="float" office:value="41.25">
                <text:p>41.25</text:p>
              </table:table-cell>
              <table:table-cell office:value-type="float" office:value="0.3">
                <text:p>0.3</text:p>
              </table:table-cell>
              <table:table-cell office:value-type="float" office:value="43.25">
                <text:p>43.25</text:p>
              </table:table-cell>
              <table:table-cell office:value-type="float" office:value="0.3">
                <text:p>0.3</text:p>
              </table:table-cell>
              <table:table-cell office:value-type="float" office:value="52.75">
                <text:p>52.75</text:p>
              </table:table-cell>
              <table:table-cell office:value-type="float" office:value="0.3">
                <text:p>0.3</text:p>
              </table:table-cell>
              <table:table-cell office:value-type="float" office:value="48.75">
                <text:p>48.75</text:p>
              </table:table-cell>
              <table:table-cell office:value-type="float" office:value="0.3">
                <text:p>0.3</text:p>
              </table:table-cell>
              <table:table-cell office:value-type="float" office:value="48">
                <text:p>48</text:p>
              </table:table-cell>
              <table:table-cell office:value-type="float" office:value="0.3">
                <text:p>0.3</text:p>
              </table:table-cell>
              <table:table-cell office:value-type="float" office:value="44.25">
                <text:p>44.25</text:p>
              </table:table-cell>
              <table:table-cell office:value-type="float" office:value="0.3">
                <text:p>0.3</text:p>
              </table:table-cell>
              <table:table-cell office:value-type="float" office:value="60">
                <text:p>60</text:p>
              </table:table-cell>
              <table:table-cell office:value-type="float" office:value="0.3">
                <text:p>0.3</text:p>
              </table:table-cell>
              <table:table-cell office:value-type="float" office:value="39.5">
                <text:p>39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.5">
                <text:p>55.5</text:p>
              </table:table-cell>
              <table:table-cell office:value-type="float" office:value="0.4">
                <text:p>0.4</text:p>
              </table:table-cell>
              <table:table-cell office:value-type="float" office:value="64.5">
                <text:p>64.5</text:p>
              </table:table-cell>
              <table:table-cell office:value-type="float" office:value="0.4">
                <text:p>0.4</text:p>
              </table:table-cell>
              <table:table-cell office:value-type="float" office:value="57.25">
                <text:p>57.25</text:p>
              </table:table-cell>
              <table:table-cell office:value-type="float" office:value="0.4">
                <text:p>0.4</text:p>
              </table:table-cell>
              <table:table-cell office:value-type="float" office:value="54.25">
                <text:p>54.25</text:p>
              </table:table-cell>
              <table:table-cell office:value-type="float" office:value="0.4">
                <text:p>0.4</text:p>
              </table:table-cell>
              <table:table-cell office:value-type="float" office:value="64.5">
                <text:p>64.5</text:p>
              </table:table-cell>
              <table:table-cell office:value-type="float" office:value="0.4">
                <text:p>0.4</text:p>
              </table:table-cell>
              <table:table-cell office:value-type="float" office:value="60.25">
                <text:p>60.25</text:p>
              </table:table-cell>
              <table:table-cell office:value-type="float" office:value="0.4">
                <text:p>0.4</text:p>
              </table:table-cell>
              <table:table-cell office:value-type="float" office:value="59">
                <text:p>59</text:p>
              </table:table-cell>
              <table:table-cell office:value-type="float" office:value="0.4">
                <text:p>0.4</text:p>
              </table:table-cell>
              <table:table-cell office:value-type="float" office:value="55.25">
                <text:p>55.25</text:p>
              </table:table-cell>
              <table:table-cell office:value-type="float" office:value="0.4">
                <text:p>0.4</text:p>
              </table:table-cell>
              <table:table-cell office:value-type="float" office:value="72">
                <text:p>72</text:p>
              </table:table-cell>
              <table:table-cell office:value-type="float" office:value="0.4">
                <text:p>0.4</text:p>
              </table:table-cell>
              <table:table-cell office:value-type="float" office:value="50">
                <text:p>5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.75">
                <text:p>78.75</text:p>
              </table:table-cell>
              <table:table-cell office:value-type="float" office:value="0.6">
                <text:p>0.6</text:p>
              </table:table-cell>
              <table:table-cell office:value-type="float" office:value="87.75">
                <text:p>87.75</text:p>
              </table:table-cell>
              <table:table-cell office:value-type="float" office:value="0.6">
                <text:p>0.6</text:p>
              </table:table-cell>
              <table:table-cell office:value-type="float" office:value="81.25">
                <text:p>81.25</text:p>
              </table:table-cell>
              <table:table-cell office:value-type="float" office:value="0.6">
                <text:p>0.6</text:p>
              </table:table-cell>
              <table:table-cell office:value-type="float" office:value="77.5">
                <text:p>77.5</text:p>
              </table:table-cell>
              <table:table-cell office:value-type="float" office:value="0.6">
                <text:p>0.6</text:p>
              </table:table-cell>
              <table:table-cell office:value-type="float" office:value="87.75">
                <text:p>87.75</text:p>
              </table:table-cell>
              <table:table-cell office:value-type="float" office:value="0.6">
                <text:p>0.6</text:p>
              </table:table-cell>
              <table:table-cell office:value-type="float" office:value="84">
                <text:p>84</text:p>
              </table:table-cell>
              <table:table-cell office:value-type="float" office:value="0.6">
                <text:p>0.6</text:p>
              </table:table-cell>
              <table:table-cell office:value-type="float" office:value="82.75">
                <text:p>82.75</text:p>
              </table:table-cell>
              <table:table-cell office:value-type="float" office:value="0.6">
                <text:p>0.6</text:p>
              </table:table-cell>
              <table:table-cell office:value-type="float" office:value="78.75">
                <text:p>78.75</text:p>
              </table:table-cell>
              <table:table-cell office:value-type="float" office:value="0.6">
                <text:p>0.6</text:p>
              </table:table-cell>
              <table:table-cell office:value-type="float" office:value="96">
                <text:p>96</text:p>
              </table:table-cell>
              <table:table-cell office:value-type="float" office:value="0.6">
                <text:p>0.6</text:p>
              </table:table-cell>
              <table:table-cell office:value-type="float" office:value="73.5">
                <text:p>73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3">
                <text:p>103</text:p>
              </table:table-cell>
              <table:table-cell office:value-type="float" office:value="0.8">
                <text:p>0.8</text:p>
              </table:table-cell>
              <table:table-cell office:value-type="float" office:value="112.75">
                <text:p>112.75</text:p>
              </table:table-cell>
              <table:table-cell office:value-type="float" office:value="0.8">
                <text:p>0.8</text:p>
              </table:table-cell>
              <table:table-cell office:value-type="float" office:value="105">
                <text:p>105</text:p>
              </table:table-cell>
              <table:table-cell office:value-type="float" office:value="0.8">
                <text:p>0.8</text:p>
              </table:table-cell>
              <table:table-cell office:value-type="float" office:value="102">
                <text:p>102</text:p>
              </table:table-cell>
              <table:table-cell office:value-type="float" office:value="0.8">
                <text:p>0.8</text:p>
              </table:table-cell>
              <table:table-cell office:value-type="float" office:value="112.5">
                <text:p>112.5</text:p>
              </table:table-cell>
              <table:table-cell office:value-type="float" office:value="0.8">
                <text:p>0.8</text:p>
              </table:table-cell>
              <table:table-cell office:value-type="float" office:value="108.5">
                <text:p>108.5</text:p>
              </table:table-cell>
              <table:table-cell office:value-type="float" office:value="0.8">
                <text:p>0.8</text:p>
              </table:table-cell>
              <table:table-cell office:value-type="float" office:value="107.5">
                <text:p>107.5</text:p>
              </table:table-cell>
              <table:table-cell office:value-type="float" office:value="0.8">
                <text:p>0.8</text:p>
              </table:table-cell>
              <table:table-cell office:value-type="float" office:value="103.25">
                <text:p>103.25</text:p>
              </table:table-cell>
              <table:table-cell office:value-type="float" office:value="0.8">
                <text:p>0.8</text:p>
              </table:table-cell>
              <table:table-cell office:value-type="float" office:value="120.5">
                <text:p>120.5</text:p>
              </table:table-cell>
              <table:table-cell office:value-type="float" office:value="0.8">
                <text:p>0.8</text:p>
              </table:table-cell>
              <table:table-cell office:value-type="float" office:value="97.5">
                <text:p>97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7.75">
                <text:p>127.75</text:p>
              </table:table-cell>
              <table:table-cell office:value-type="float" office:value="1">
                <text:p>1</text:p>
              </table:table-cell>
              <table:table-cell office:value-type="float" office:value="137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129.5">
                <text:p>129.5</text:p>
              </table:table-cell>
              <table:table-cell office:value-type="float" office:value="1">
                <text:p>1</text:p>
              </table:table-cell>
              <table:table-cell office:value-type="float" office:value="126.75">
                <text:p>126.75</text:p>
              </table:table-cell>
              <table:table-cell office:value-type="float" office:value="1">
                <text:p>1</text:p>
              </table:table-cell>
              <table:table-cell office:value-type="float" office:value="137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132.75">
                <text:p>132.75</text:p>
              </table:table-cell>
              <table:table-cell office:value-type="float" office:value="1">
                <text:p>1</text:p>
              </table:table-cell>
              <table:table-cell office:value-type="float" office:value="132.25">
                <text:p>132.25</text:p>
              </table:table-cell>
              <table:table-cell office:value-type="float" office:value="1">
                <text:p>1</text:p>
              </table:table-cell>
              <table:table-cell office:value-type="float" office:value="127.75">
                <text:p>127.75</text:p>
              </table:table-cell>
              <table:table-cell office:value-type="float" office:value="1">
                <text:p>1</text:p>
              </table:table-cell>
              <table:table-cell office:value-type="float" office:value="145.5">
                <text:p>145.5</text:p>
              </table:table-cell>
              <table:table-cell office:value-type="float" office:value="1">
                <text:p>1</text:p>
              </table:table-cell>
              <table:table-cell office:value-type="float" office:value="122.25">
                <text:p>122.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ARM_EABI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scientific-number number:decimal-places="7" loext:min-decimal-places="7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850" chart:maximum="19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4.5" chart:maximum="15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8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83caff"/>
    </style:style>
    <style:style style:name="ch20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314004"/>
    </style:style>
    <style:style style:name="ch22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2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aecf00"/>
    </style:style>
    <style:style style:name="ch24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2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4b1f6f"/>
    </style:style>
    <style:style style:name="ch26" style:family="chart" style:data-style-name="N121"/>
    <style:style style:name="ch2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2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950e"/>
    </style:style>
    <style:style style:name="ch29" style:family="chart">
      <style:graphic-properties draw:stroke="solid" svg:stroke-color="#b3b3b3" draw:fill="none" draw:fill-color="#e6e6e6"/>
    </style:style>
    <style:style style:name="ch30" style:family="chart">
      <style:graphic-properties svg:stroke-color="#b3b3b3" draw:fill-color="#cccccc"/>
    </style:style>
  </office:automatic-styles>
  <office:body>
    <office:chart>
      <chart:chart svg:width="29.311cm" svg:height="17.33cm" xlink:href=".." xlink:type="simple" chart:class="chart:scatter" chart:style-name="ch1">
        <chart:legend chart:legend-position="end" svg:x="25.267cm" svg:y="3.595cm" style:legend-expansion="high" chart:style-name="ch2"/>
        <chart:plot-area chart:style-name="ch3" table:cell-range-address="Sheet1.B17:Sheet1.C23 Sheet1.C6:Sheet1.C6 Sheet1.H6:Sheet1.H6 Sheet1.L6:Sheet1.S6" chart:data-source-has-labels="row" svg:x="0.521cm" svg:y="0.19cm" svg:width="26.54cm" svg:height="16.802cm">
          <chartooo:coordinate-region svg:x="1.44cm" svg:y="0.391cm" svg:width="25.245cm" svg:height="15.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7:Sheet1.B23" chart:label-cell-address="Sheet1.C6:Sheet1.C6" chart:class="chart:scatter">
            <chart:domain table:cell-range-address="Sheet1.C17:Sheet1.C23"/>
            <chart:regression-curve chart:style-name="ch8">
              <chart:equation chart:display-equation="true" chart:display-r-square="false" svg:x="1.771cm" svg:y="0.572cm"/>
            </chart:regression-curve>
            <chart:data-point chart:repeated="7"/>
          </chart:series>
          <chart:series chart:style-name="ch9" chart:values-cell-range-address="Sheet1.B17:Sheet1.B23" chart:label-cell-address="Sheet1.H6:Sheet1.H6" chart:class="chart:scatter">
            <chart:domain table:cell-range-address="Sheet1.H17:Sheet1.H23"/>
            <chart:regression-curve chart:style-name="ch10">
              <chart:equation chart:display-equation="true" chart:display-r-square="false" svg:x="13.185cm" svg:y="1.196cm"/>
            </chart:regression-curve>
            <chart:data-point chart:repeated="4"/>
            <chart:data-point chart:style-name="ch11"/>
            <chart:data-point chart:repeated="2"/>
          </chart:series>
          <chart:series chart:style-name="ch12" chart:values-cell-range-address="Sheet1.B17:Sheet1.B23" chart:label-cell-address="Sheet1.L6:Sheet1.L6" chart:class="chart:scatter">
            <chart:domain table:cell-range-address="Sheet1.L17:Sheet1.L23"/>
            <chart:regression-curve chart:style-name="ch13">
              <chart:equation chart:display-equation="true" chart:display-r-square="false" svg:x="2.238cm" svg:y="2.131cm"/>
            </chart:regression-curve>
            <chart:data-point chart:repeated="7"/>
          </chart:series>
          <chart:series chart:style-name="ch14" chart:values-cell-range-address="Sheet1.B17:Sheet1.B23" chart:label-cell-address="Sheet1.M6:Sheet1.M6" chart:class="chart:scatter">
            <chart:domain table:cell-range-address="Sheet1.M17:Sheet1.M23"/>
            <chart:regression-curve chart:style-name="ch15">
              <chart:equation chart:display-equation="true" chart:display-r-square="false" svg:x="13.561cm" svg:y="2.724cm"/>
            </chart:regression-curve>
            <chart:data-point chart:repeated="7"/>
          </chart:series>
          <chart:series chart:style-name="ch16" chart:values-cell-range-address="Sheet1.B17:Sheet1.B23" chart:label-cell-address="Sheet1.N6:Sheet1.N6" chart:class="chart:scatter">
            <chart:domain table:cell-range-address="Sheet1.N17:Sheet1.N23"/>
            <chart:regression-curve chart:style-name="ch17">
              <chart:equation chart:display-equation="true" chart:display-r-square="false" svg:x="1.908cm" svg:y="3.888cm"/>
            </chart:regression-curve>
            <chart:data-point chart:repeated="7"/>
          </chart:series>
          <chart:series chart:style-name="ch18" chart:values-cell-range-address="Sheet1.B17:Sheet1.B23" chart:label-cell-address="Sheet1.O6:Sheet1.O6" chart:class="chart:scatter">
            <chart:domain table:cell-range-address="Sheet1.O17:Sheet1.O23"/>
            <chart:regression-curve chart:style-name="ch19">
              <chart:equation chart:display-equation="true" chart:display-r-square="false" svg:x="13.423cm" svg:y="4.345cm"/>
            </chart:regression-curve>
            <chart:data-point chart:repeated="7"/>
          </chart:series>
          <chart:series chart:style-name="ch20" chart:values-cell-range-address="Sheet1.B17:Sheet1.B23" chart:label-cell-address="Sheet1.P6:Sheet1.P6" chart:class="chart:scatter">
            <chart:domain table:cell-range-address="Sheet1.P17:Sheet1.P23"/>
            <chart:regression-curve chart:style-name="ch21">
              <chart:equation chart:display-equation="true" chart:display-r-square="false" svg:x="3.038cm" svg:y="5.279cm"/>
            </chart:regression-curve>
            <chart:data-point chart:repeated="7"/>
          </chart:series>
          <chart:series chart:style-name="ch22" chart:values-cell-range-address="Sheet1.B17:Sheet1.B23" chart:label-cell-address="Sheet1.Q6:Sheet1.Q6" chart:class="chart:scatter">
            <chart:domain table:cell-range-address="Sheet1.Q17:Sheet1.Q23"/>
            <chart:regression-curve chart:style-name="ch23">
              <chart:equation chart:display-equation="true" chart:display-r-square="false" svg:x="14.024cm" svg:y="5.984cm"/>
            </chart:regression-curve>
            <chart:data-point chart:repeated="7"/>
          </chart:series>
          <chart:series chart:style-name="ch24" chart:values-cell-range-address="Sheet1.B17:Sheet1.B23" chart:label-cell-address="Sheet1.R6:Sheet1.R6" chart:class="chart:scatter">
            <chart:domain table:cell-range-address="Sheet1.R17:Sheet1.R23"/>
            <chart:regression-curve chart:style-name="ch25">
              <chart:equation chart:display-equation="true" chart:display-r-square="false" svg:x="1.44cm" svg:y="7.205cm" chart:style-name="ch26"/>
            </chart:regression-curve>
            <chart:data-point chart:repeated="7"/>
          </chart:series>
          <chart:series chart:style-name="ch27" chart:values-cell-range-address="Sheet1.B17:Sheet1.B23" chart:label-cell-address="Sheet1.S6:Sheet1.S6" chart:class="chart:scatter">
            <chart:domain table:cell-range-address="Sheet1.S17:Sheet1.S23"/>
            <chart:regression-curve chart:style-name="ch28">
              <chart:equation chart:display-equation="true" chart:display-r-square="false" svg:x="13.643cm" svg:y="7.007cm"/>
            </chart:regression-curve>
            <chart:data-point chart:repeated="7"/>
          </chart:series>
          <chart:wall chart:style-name="ch29"/>
          <chart:floor chart:style-name="ch3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1m1</text:p>
                <draw:g>
                  <svg:desc>Sheet1.C6:Sheet1.C6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1m2</text:p>
                <draw:g>
                  <svg:desc>Sheet1.H6:Sheet1.H6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2m1</text:p>
                <draw:g>
                  <svg:desc>Sheet1.L6:Sheet1.L6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2m2</text:p>
                <draw:g>
                  <svg:desc>Sheet1.M6:Sheet1.M6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3m1</text:p>
                <draw:g>
                  <svg:desc>Sheet1.N6:Sheet1.N6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3m2</text:p>
                <draw:g>
                  <svg:desc>Sheet1.O6:Sheet1.O6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4m1</text:p>
                <draw:g>
                  <svg:desc>Sheet1.P6:Sheet1.P6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4m2</text:p>
                <draw:g>
                  <svg:desc>Sheet1.Q6:Sheet1.Q6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5m1</text:p>
                <draw:g>
                  <svg:desc>Sheet1.R6:Sheet1.R6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5m2</text:p>
                <draw:g>
                  <svg:desc>Sheet1.S6:Sheet1.S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7">
                <text:p>257</text:p>
                <draw:g>
                  <svg:desc>Sheet1.C17:Sheet1.C23</svg:desc>
                </draw:g>
              </table:table-cell>
              <table:table-cell office:value-type="float" office:value="2">
                <text:p>2</text:p>
                <draw:g>
                  <svg:desc>Sheet1.B17:Sheet1.B23</svg:desc>
                </draw:g>
              </table:table-cell>
              <table:table-cell office:value-type="float" office:value="267">
                <text:p>267</text:p>
                <draw:g>
                  <svg:desc>Sheet1.H17:Sheet1.H23</svg:desc>
                </draw:g>
              </table:table-cell>
              <table:table-cell office:value-type="float" office:value="2">
                <text:p>2</text:p>
                <draw:g>
                  <svg:desc>Sheet1.B17:Sheet1.B23</svg:desc>
                </draw:g>
              </table:table-cell>
              <table:table-cell office:value-type="float" office:value="254">
                <text:p>254</text:p>
                <draw:g>
                  <svg:desc>Sheet1.L17:Sheet1.L23</svg:desc>
                </draw:g>
              </table:table-cell>
              <table:table-cell office:value-type="float" office:value="2">
                <text:p>2</text:p>
                <draw:g>
                  <svg:desc>Sheet1.B17:Sheet1.B23</svg:desc>
                </draw:g>
              </table:table-cell>
              <table:table-cell office:value-type="float" office:value="252">
                <text:p>252</text:p>
                <draw:g>
                  <svg:desc>Sheet1.M17:Sheet1.M23</svg:desc>
                </draw:g>
              </table:table-cell>
              <table:table-cell office:value-type="float" office:value="2">
                <text:p>2</text:p>
                <draw:g>
                  <svg:desc>Sheet1.B17:Sheet1.B23</svg:desc>
                </draw:g>
              </table:table-cell>
              <table:table-cell office:value-type="float" office:value="261.5">
                <text:p>261.5</text:p>
                <draw:g>
                  <svg:desc>Sheet1.N17:Sheet1.N23</svg:desc>
                </draw:g>
              </table:table-cell>
              <table:table-cell office:value-type="float" office:value="2">
                <text:p>2</text:p>
                <draw:g>
                  <svg:desc>Sheet1.B17:Sheet1.B23</svg:desc>
                </draw:g>
              </table:table-cell>
              <table:table-cell office:value-type="float" office:value="258">
                <text:p>258</text:p>
                <draw:g>
                  <svg:desc>Sheet1.O17:Sheet1.O23</svg:desc>
                </draw:g>
              </table:table-cell>
              <table:table-cell office:value-type="float" office:value="2">
                <text:p>2</text:p>
                <draw:g>
                  <svg:desc>Sheet1.B17:Sheet1.B23</svg:desc>
                </draw:g>
              </table:table-cell>
              <table:table-cell office:value-type="float" office:value="256.75">
                <text:p>256.75</text:p>
                <draw:g>
                  <svg:desc>Sheet1.P17:Sheet1.P23</svg:desc>
                </draw:g>
              </table:table-cell>
              <table:table-cell office:value-type="float" office:value="2">
                <text:p>2</text:p>
                <draw:g>
                  <svg:desc>Sheet1.B17:Sheet1.B23</svg:desc>
                </draw:g>
              </table:table-cell>
              <table:table-cell office:value-type="float" office:value="253">
                <text:p>253</text:p>
                <draw:g>
                  <svg:desc>Sheet1.Q17:Sheet1.Q23</svg:desc>
                </draw:g>
              </table:table-cell>
              <table:table-cell office:value-type="float" office:value="2">
                <text:p>2</text:p>
                <draw:g>
                  <svg:desc>Sheet1.B17:Sheet1.B23</svg:desc>
                </draw:g>
              </table:table-cell>
              <table:table-cell office:value-type="float" office:value="269.5">
                <text:p>269.5</text:p>
                <draw:g>
                  <svg:desc>Sheet1.R17:Sheet1.R23</svg:desc>
                </draw:g>
              </table:table-cell>
              <table:table-cell office:value-type="float" office:value="2">
                <text:p>2</text:p>
                <draw:g>
                  <svg:desc>Sheet1.B17:Sheet1.B23</svg:desc>
                </draw:g>
              </table:table-cell>
              <table:table-cell office:value-type="float" office:value="247">
                <text:p>247</text:p>
                <draw:g>
                  <svg:desc>Sheet1.S17:Sheet1.S23</svg:desc>
                </draw:g>
              </table:table-cell>
              <table:table-cell office:value-type="float" office:value="2">
                <text:p>2</text:p>
                <draw:g>
                  <svg:desc>Sheet1.B17:Sheet1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4.5">
                <text:p>624.5</text:p>
              </table:table-cell>
              <table:table-cell office:value-type="float" office:value="5">
                <text:p>5</text:p>
              </table:table-cell>
              <table:table-cell office:value-type="float" office:value="634.5">
                <text:p>634.5</text:p>
              </table:table-cell>
              <table:table-cell office:value-type="float" office:value="5">
                <text:p>5</text:p>
              </table:table-cell>
              <table:table-cell office:value-type="float" office:value="626.5">
                <text:p>626.5</text:p>
              </table:table-cell>
              <table:table-cell office:value-type="float" office:value="5">
                <text:p>5</text:p>
              </table:table-cell>
              <table:table-cell office:value-type="float" office:value="625">
                <text:p>625</text:p>
              </table:table-cell>
              <table:table-cell office:value-type="float" office:value="5">
                <text:p>5</text:p>
              </table:table-cell>
              <table:table-cell office:value-type="float" office:value="634">
                <text:p>634</text:p>
              </table:table-cell>
              <table:table-cell office:value-type="float" office:value="5">
                <text:p>5</text:p>
              </table:table-cell>
              <table:table-cell office:value-type="float" office:value="631">
                <text:p>631</text:p>
              </table:table-cell>
              <table:table-cell office:value-type="float" office:value="5">
                <text:p>5</text:p>
              </table:table-cell>
              <table:table-cell office:value-type="float" office:value="629.5">
                <text:p>629.5</text:p>
              </table:table-cell>
              <table:table-cell office:value-type="float" office:value="5">
                <text:p>5</text:p>
              </table:table-cell>
              <table:table-cell office:value-type="float" office:value="626">
                <text:p>626</text:p>
              </table:table-cell>
              <table:table-cell office:value-type="float" office:value="5">
                <text:p>5</text:p>
              </table:table-cell>
              <table:table-cell office:value-type="float" office:value="642.5">
                <text:p>642.5</text:p>
              </table:table-cell>
              <table:table-cell office:value-type="float" office:value="5">
                <text:p>5</text:p>
              </table:table-cell>
              <table:table-cell office:value-type="float" office:value="620">
                <text:p>6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47.5">
                <text:p>1247.5</text:p>
              </table:table-cell>
              <table:table-cell office:value-type="float" office:value="10">
                <text:p>10</text:p>
              </table:table-cell>
              <table:table-cell office:value-type="float" office:value="1256">
                <text:p>1256</text:p>
              </table:table-cell>
              <table:table-cell office:value-type="float" office:value="10">
                <text:p>10</text:p>
              </table:table-cell>
              <table:table-cell office:value-type="float" office:value="1250">
                <text:p>1250</text:p>
              </table:table-cell>
              <table:table-cell office:value-type="float" office:value="10">
                <text:p>10</text:p>
              </table:table-cell>
              <table:table-cell office:value-type="float" office:value="1247.5">
                <text:p>1247.5</text:p>
              </table:table-cell>
              <table:table-cell office:value-type="float" office:value="10">
                <text:p>10</text:p>
              </table:table-cell>
              <table:table-cell office:value-type="float" office:value="1256.5">
                <text:p>1256.5</text:p>
              </table:table-cell>
              <table:table-cell office:value-type="float" office:value="10">
                <text:p>10</text:p>
              </table:table-cell>
              <table:table-cell office:value-type="float" office:value="1253.5">
                <text:p>1253.5</text:p>
              </table:table-cell>
              <table:table-cell office:value-type="float" office:value="10">
                <text:p>10</text:p>
              </table:table-cell>
              <table:table-cell office:value-type="float" office:value="1251.5">
                <text:p>1251.5</text:p>
              </table:table-cell>
              <table:table-cell office:value-type="float" office:value="10">
                <text:p>10</text:p>
              </table:table-cell>
              <table:table-cell office:value-type="float" office:value="1247.75">
                <text:p>1247.75</text:p>
              </table:table-cell>
              <table:table-cell office:value-type="float" office:value="10">
                <text:p>10</text:p>
              </table:table-cell>
              <table:table-cell office:value-type="float" office:value="1265.25">
                <text:p>1265.25</text:p>
              </table:table-cell>
              <table:table-cell office:value-type="float" office:value="10">
                <text:p>10</text:p>
              </table:table-cell>
              <table:table-cell office:value-type="float" office:value="1242">
                <text:p>1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1.5">
                <text:p>1871.5</text:p>
              </table:table-cell>
              <table:table-cell office:value-type="float" office:value="15">
                <text:p>15</text:p>
              </table:table-cell>
              <table:table-cell office:value-type="float" office:value="1878">
                <text:p>1878</text:p>
              </table:table-cell>
              <table:table-cell office:value-type="float" office:value="15">
                <text:p>15</text:p>
              </table:table-cell>
              <table:table-cell office:value-type="float" office:value="1874">
                <text:p>1874</text:p>
              </table:table-cell>
              <table:table-cell office:value-type="float" office:value="15">
                <text:p>15</text:p>
              </table:table-cell>
              <table:table-cell office:value-type="float" office:value="1870">
                <text:p>1870</text:p>
              </table:table-cell>
              <table:table-cell office:value-type="float" office:value="15">
                <text:p>15</text:p>
              </table:table-cell>
              <table:table-cell office:value-type="float" office:value="1880.75">
                <text:p>1880.75</text:p>
              </table:table-cell>
              <table:table-cell office:value-type="float" office:value="15">
                <text:p>15</text:p>
              </table:table-cell>
              <table:table-cell office:value-type="float" office:value="1875.75">
                <text:p>1875.75</text:p>
              </table:table-cell>
              <table:table-cell office:value-type="float" office:value="15">
                <text:p>15</text:p>
              </table:table-cell>
              <table:table-cell office:value-type="float" office:value="1876">
                <text:p>1876</text:p>
              </table:table-cell>
              <table:table-cell office:value-type="float" office:value="15">
                <text:p>15</text:p>
              </table:table-cell>
              <table:table-cell office:value-type="float" office:value="1870">
                <text:p>1870</text:p>
              </table:table-cell>
              <table:table-cell office:value-type="float" office:value="15">
                <text:p>15</text:p>
              </table:table-cell>
              <table:table-cell office:value-type="float" office:value="1889.25">
                <text:p>1889.25</text:p>
              </table:table-cell>
              <table:table-cell office:value-type="float" office:value="15">
                <text:p>15</text:p>
              </table:table-cell>
              <table:table-cell office:value-type="float" office:value="1865">
                <text:p>18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95">
                <text:p>2495</text:p>
              </table:table-cell>
              <table:table-cell office:value-type="float" office:value="20">
                <text:p>20</text:p>
              </table:table-cell>
              <table:table-cell office:value-type="float" office:value="2500.5">
                <text:p>2500.5</text:p>
              </table:table-cell>
              <table:table-cell office:value-type="float" office:value="20">
                <text:p>20</text:p>
              </table:table-cell>
              <table:table-cell office:value-type="float" office:value="2497">
                <text:p>2497</text:p>
              </table:table-cell>
              <table:table-cell office:value-type="float" office:value="20">
                <text:p>20</text:p>
              </table:table-cell>
              <table:table-cell office:value-type="float" office:value="2493">
                <text:p>2493</text:p>
              </table:table-cell>
              <table:table-cell office:value-type="float" office:value="20">
                <text:p>20</text:p>
              </table:table-cell>
              <table:table-cell office:value-type="float" office:value="2504">
                <text:p>2504</text:p>
              </table:table-cell>
              <table:table-cell office:value-type="float" office:value="20">
                <text:p>20</text:p>
              </table:table-cell>
              <table:table-cell office:value-type="float" office:value="2499.25">
                <text:p>2499.25</text:p>
              </table:table-cell>
              <table:table-cell office:value-type="float" office:value="20">
                <text:p>20</text:p>
              </table:table-cell>
              <table:table-cell office:value-type="float" office:value="2499">
                <text:p>2499</text:p>
              </table:table-cell>
              <table:table-cell office:value-type="float" office:value="20">
                <text:p>20</text:p>
              </table:table-cell>
              <table:table-cell office:value-type="float" office:value="2493">
                <text:p>2493</text:p>
              </table:table-cell>
              <table:table-cell office:value-type="float" office:value="20">
                <text:p>20</text:p>
              </table:table-cell>
              <table:table-cell office:value-type="float" office:value="2513">
                <text:p>2513</text:p>
              </table:table-cell>
              <table:table-cell office:value-type="float" office:value="20">
                <text:p>20</text:p>
              </table:table-cell>
              <table:table-cell office:value-type="float" office:value="2488.5">
                <text:p>2488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17.5">
                <text:p>3117.5</text:p>
              </table:table-cell>
              <table:table-cell office:value-type="float" office:value="25">
                <text:p>25</text:p>
              </table:table-cell>
              <table:table-cell office:value-type="float" office:value="3120.75">
                <text:p>3120.75</text:p>
              </table:table-cell>
              <table:table-cell office:value-type="float" office:value="25">
                <text:p>25</text:p>
              </table:table-cell>
              <table:table-cell office:value-type="float" office:value="3119.5">
                <text:p>3119.5</text:p>
              </table:table-cell>
              <table:table-cell office:value-type="float" office:value="25">
                <text:p>25</text:p>
              </table:table-cell>
              <table:table-cell office:value-type="float" office:value="3115">
                <text:p>3115</text:p>
              </table:table-cell>
              <table:table-cell office:value-type="float" office:value="25">
                <text:p>25</text:p>
              </table:table-cell>
              <table:table-cell office:value-type="float" office:value="3126.5">
                <text:p>3126.5</text:p>
              </table:table-cell>
              <table:table-cell office:value-type="float" office:value="25">
                <text:p>25</text:p>
              </table:table-cell>
              <table:table-cell office:value-type="float" office:value="3120.75">
                <text:p>3120.75</text:p>
              </table:table-cell>
              <table:table-cell office:value-type="float" office:value="25">
                <text:p>25</text:p>
              </table:table-cell>
              <table:table-cell office:value-type="float" office:value="3120.75">
                <text:p>3120.75</text:p>
              </table:table-cell>
              <table:table-cell office:value-type="float" office:value="25">
                <text:p>25</text:p>
              </table:table-cell>
              <table:table-cell office:value-type="float" office:value="3114">
                <text:p>3114</text:p>
              </table:table-cell>
              <table:table-cell office:value-type="float" office:value="25">
                <text:p>25</text:p>
              </table:table-cell>
              <table:table-cell office:value-type="float" office:value="3136">
                <text:p>3136</text:p>
              </table:table-cell>
              <table:table-cell office:value-type="float" office:value="25">
                <text:p>25</text:p>
              </table:table-cell>
              <table:table-cell office:value-type="float" office:value="3110">
                <text:p>31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39">
                <text:p>3739</text:p>
              </table:table-cell>
              <table:table-cell office:value-type="float" office:value="30">
                <text:p>30</text:p>
              </table:table-cell>
              <table:table-cell office:value-type="float" office:value="3741.25">
                <text:p>3741.25</text:p>
              </table:table-cell>
              <table:table-cell office:value-type="float" office:value="30">
                <text:p>30</text:p>
              </table:table-cell>
              <table:table-cell office:value-type="float" office:value="3741.5">
                <text:p>3741.5</text:p>
              </table:table-cell>
              <table:table-cell office:value-type="float" office:value="30">
                <text:p>30</text:p>
              </table:table-cell>
              <table:table-cell office:value-type="float" office:value="3737">
                <text:p>3737</text:p>
              </table:table-cell>
              <table:table-cell office:value-type="float" office:value="30">
                <text:p>30</text:p>
              </table:table-cell>
              <table:table-cell office:value-type="float" office:value="3747.75">
                <text:p>3747.75</text:p>
              </table:table-cell>
              <table:table-cell office:value-type="float" office:value="30">
                <text:p>30</text:p>
              </table:table-cell>
              <table:table-cell office:value-type="float" office:value="3742.25">
                <text:p>3742.25</text:p>
              </table:table-cell>
              <table:table-cell office:value-type="float" office:value="30">
                <text:p>30</text:p>
              </table:table-cell>
              <table:table-cell office:value-type="float" office:value="3742.5">
                <text:p>3742.5</text:p>
              </table:table-cell>
              <table:table-cell office:value-type="float" office:value="30">
                <text:p>30</text:p>
              </table:table-cell>
              <table:table-cell office:value-type="float" office:value="3735.5">
                <text:p>3735.5</text:p>
              </table:table-cell>
              <table:table-cell office:value-type="float" office:value="30">
                <text:p>30</text:p>
              </table:table-cell>
              <table:table-cell office:value-type="float" office:value="3757">
                <text:p>3757</text:p>
              </table:table-cell>
              <table:table-cell office:value-type="float" office:value="30">
                <text:p>30</text:p>
              </table:table-cell>
              <table:table-cell office:value-type="float" office:value="3731.5">
                <text:p>3731.5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ARM_EABI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